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khan" svg:font-family="Likh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15%"/>
      <style:text-properties style:font-name="Likhan" style:text-underline-style="none" officeooo:rsid="001f4243" officeooo:paragraph-rsid="00dbfaa8"/>
    </style:style>
    <style:style style:name="P2" style:family="paragraph" style:parent-style-name="Standard">
      <style:paragraph-properties fo:line-height="115%"/>
      <style:text-properties style:font-name="Likhan" style:text-underline-style="none" officeooo:rsid="001f1164" officeooo:paragraph-rsid="00dbfaa8"/>
    </style:style>
    <style:style style:name="P3" style:family="paragraph" style:parent-style-name="Standard">
      <style:paragraph-properties fo:line-height="115%"/>
      <style:text-properties style:font-name="Likhan" style:text-underline-style="none" officeooo:rsid="0029aa4c" officeooo:paragraph-rsid="00e39180"/>
    </style:style>
    <style:style style:name="P4" style:family="paragraph" style:parent-style-name="Standard">
      <style:paragraph-properties fo:line-height="115%"/>
      <style:text-properties style:font-name="Likhan" style:text-underline-style="none" officeooo:rsid="0071dbe5" officeooo:paragraph-rsid="010e0932"/>
    </style:style>
    <style:style style:name="P5" style:family="paragraph" style:parent-style-name="Standard">
      <style:paragraph-properties fo:line-height="115%"/>
      <style:text-properties style:font-name="Likhan" style:text-underline-style="none" officeooo:rsid="00506bac" officeooo:paragraph-rsid="00e9908c"/>
    </style:style>
    <style:style style:name="P6" style:family="paragraph" style:parent-style-name="Standard">
      <style:paragraph-properties fo:line-height="115%"/>
      <style:text-properties style:font-name="Likhan" style:text-underline-style="none" officeooo:rsid="00506bac" officeooo:paragraph-rsid="010e0932"/>
    </style:style>
    <style:style style:name="P7" style:family="paragraph" style:parent-style-name="Standard">
      <style:paragraph-properties fo:line-height="115%"/>
      <style:text-properties style:font-name="Likhan" style:text-underline-style="none" officeooo:rsid="006937b7" officeooo:paragraph-rsid="010e0932"/>
    </style:style>
    <style:style style:name="P8" style:family="paragraph" style:parent-style-name="Standard">
      <style:paragraph-properties fo:line-height="115%"/>
      <style:text-properties style:font-name="Likhan" style:text-underline-style="none" officeooo:rsid="00695610" officeooo:paragraph-rsid="010e0932"/>
    </style:style>
    <style:style style:name="P9" style:family="paragraph" style:parent-style-name="Standard">
      <style:paragraph-properties fo:line-height="115%"/>
      <style:text-properties style:font-name="Likhan" style:text-underline-style="none" officeooo:rsid="0069d27c" officeooo:paragraph-rsid="010e0932"/>
    </style:style>
    <style:style style:name="P10" style:family="paragraph" style:parent-style-name="Standard">
      <style:paragraph-properties fo:line-height="115%"/>
      <style:text-properties style:font-name="Likhan" style:text-underline-style="none" officeooo:rsid="0102ec5d" officeooo:paragraph-rsid="010e0932"/>
    </style:style>
    <style:style style:name="P11" style:family="paragraph" style:parent-style-name="Standard">
      <style:paragraph-properties fo:line-height="115%"/>
      <style:text-properties style:font-name="Likhan" style:text-underline-style="none" officeooo:rsid="01050008" officeooo:paragraph-rsid="010e0932"/>
    </style:style>
    <style:style style:name="P12" style:family="paragraph" style:parent-style-name="Standard">
      <style:paragraph-properties fo:line-height="115%"/>
      <style:text-properties style:font-name="Likhan" style:text-underline-style="none" officeooo:rsid="011a3256" officeooo:paragraph-rsid="011a3256"/>
    </style:style>
    <style:style style:name="P13" style:family="paragraph" style:parent-style-name="Standard">
      <style:paragraph-properties fo:line-height="115%"/>
      <style:text-properties style:font-name="Likhan" officeooo:rsid="00c516ae" officeooo:paragraph-rsid="00d5bb92"/>
    </style:style>
    <style:style style:name="P14" style:family="paragraph" style:parent-style-name="Text_20_body">
      <style:paragraph-properties fo:line-height="115%"/>
      <style:text-properties style:font-name="Likhan" officeooo:rsid="00c516ae" officeooo:paragraph-rsid="00dbfaa8"/>
    </style:style>
    <style:style style:name="P15" style:family="paragraph" style:parent-style-name="Standard">
      <style:paragraph-properties fo:line-height="115%"/>
      <style:text-properties style:font-name="Likhan" officeooo:rsid="00c516ae" officeooo:paragraph-rsid="013883d0"/>
    </style:style>
    <style:style style:name="P16" style:family="paragraph" style:parent-style-name="Standard">
      <style:paragraph-properties fo:line-height="115%"/>
      <style:text-properties style:font-name="Likhan" style:text-underline-style="solid" style:text-underline-width="auto" style:text-underline-color="font-color" officeooo:rsid="001f4243" officeooo:paragraph-rsid="00dbfaa8"/>
    </style:style>
    <style:style style:name="P17" style:family="paragraph" style:parent-style-name="Standard">
      <style:paragraph-properties fo:line-height="115%"/>
      <style:text-properties style:font-name="Likhan" style:text-underline-style="solid" style:text-underline-width="auto" style:text-underline-color="font-color" officeooo:rsid="001f4243" officeooo:paragraph-rsid="00fa1a4e"/>
    </style:style>
    <style:style style:name="P18" style:family="paragraph" style:parent-style-name="Standard">
      <style:paragraph-properties fo:line-height="115%"/>
      <style:text-properties style:font-name="Likhan" style:text-underline-style="solid" style:text-underline-width="auto" style:text-underline-color="font-color" officeooo:paragraph-rsid="00e9908c"/>
    </style:style>
    <style:style style:name="P19" style:family="paragraph" style:parent-style-name="Standard">
      <style:paragraph-properties fo:line-height="115%"/>
      <style:text-properties style:font-name="Likhan" style:text-underline-style="solid" style:text-underline-width="auto" style:text-underline-color="font-color" officeooo:paragraph-rsid="011a3256"/>
    </style:style>
    <style:style style:name="P20" style:family="paragraph" style:parent-style-name="Standard">
      <style:paragraph-properties fo:line-height="115%"/>
      <style:text-properties style:font-name="Likhan" style:text-underline-style="solid" style:text-underline-width="auto" style:text-underline-color="font-color" officeooo:rsid="00f6d5e9" officeooo:paragraph-rsid="00f6d5e9"/>
    </style:style>
    <style:style style:name="P21" style:family="paragraph" style:parent-style-name="Text_20_body">
      <style:paragraph-properties fo:line-height="115%"/>
      <style:text-properties style:font-name="Likhan" style:text-underline-style="solid" style:text-underline-width="auto" style:text-underline-color="font-color" officeooo:rsid="00f6d5e9" officeooo:paragraph-rsid="0133ebed"/>
    </style:style>
    <style:style style:name="P22" style:family="paragraph" style:parent-style-name="Standard">
      <style:paragraph-properties fo:line-height="115%"/>
      <style:text-properties style:font-name="Likhan" style:text-underline-style="solid" style:text-underline-width="auto" style:text-underline-color="font-color" officeooo:rsid="0106d8e9" officeooo:paragraph-rsid="010e0932"/>
    </style:style>
    <style:style style:name="P23" style:family="paragraph" style:parent-style-name="Text_20_body">
      <style:paragraph-properties fo:line-height="115%"/>
      <style:text-properties style:font-name="Likhan" style:text-underline-style="solid" style:text-underline-width="auto" style:text-underline-color="font-color" officeooo:rsid="00f98d48" officeooo:paragraph-rsid="00f98d48"/>
    </style:style>
    <style:style style:name="P24" style:family="paragraph" style:parent-style-name="Text_20_body">
      <style:paragraph-properties fo:line-height="115%"/>
      <style:text-properties style:font-name="Likhan" style:text-underline-style="solid" style:text-underline-width="auto" style:text-underline-color="font-color" officeooo:rsid="00f98d48" officeooo:paragraph-rsid="010e0932"/>
    </style:style>
    <style:style style:name="P25" style:family="paragraph" style:parent-style-name="Standard">
      <style:paragraph-properties fo:line-height="115%"/>
      <style:text-properties style:font-name="Likhan" style:text-underline-style="solid" style:text-underline-width="auto" style:text-underline-color="font-color" officeooo:rsid="011a3256" officeooo:paragraph-rsid="011a3256"/>
    </style:style>
    <style:style style:name="P26" style:family="paragraph" style:parent-style-name="Text_20_body">
      <style:paragraph-properties fo:line-height="115%"/>
      <style:text-properties style:font-name="Likhan" style:text-underline-style="solid" style:text-underline-width="auto" style:text-underline-color="font-color" officeooo:rsid="00de15b9" officeooo:paragraph-rsid="00f98b3c"/>
    </style:style>
    <style:style style:name="P27" style:family="paragraph" style:parent-style-name="Standard">
      <style:paragraph-properties fo:line-height="115%"/>
      <style:text-properties style:font-name="Likhan" style:text-underline-style="solid" style:text-underline-width="auto" style:text-underline-color="font-color" officeooo:rsid="00f547cb" officeooo:paragraph-rsid="012ed0ad"/>
    </style:style>
    <style:style style:name="P28" style:family="paragraph" style:parent-style-name="Text_20_body">
      <style:paragraph-properties fo:line-height="115%"/>
      <style:text-properties style:font-name="Likhan" style:text-underline-style="solid" style:text-underline-width="auto" style:text-underline-color="font-color" officeooo:rsid="012ed0ad" officeooo:paragraph-rsid="012ed0ad"/>
    </style:style>
    <style:style style:name="P29" style:family="paragraph" style:parent-style-name="Standard">
      <style:paragraph-properties fo:line-height="115%"/>
      <style:text-properties style:font-name="Likhan" style:text-underline-style="solid" style:text-underline-width="auto" style:text-underline-color="font-color" officeooo:rsid="00f84b3e" officeooo:paragraph-rsid="013883d0"/>
    </style:style>
    <style:style style:name="P30" style:family="paragraph" style:parent-style-name="Text_20_body">
      <style:paragraph-properties fo:margin-left="0in" fo:margin-right="0in" fo:text-indent="0in" style:auto-text-indent="false"/>
      <style:text-properties style:font-name="Likhan" style:text-underline-style="solid" style:text-underline-width="auto" style:text-underline-color="font-color" officeooo:paragraph-rsid="010fdbf0"/>
    </style:style>
    <style:style style:name="P31" style:family="paragraph" style:parent-style-name="Standard">
      <style:paragraph-properties fo:line-height="115%"/>
      <style:text-properties style:font-name="Likhan" officeooo:paragraph-rsid="0010317d"/>
    </style:style>
    <style:style style:name="P32" style:family="paragraph" style:parent-style-name="Standard">
      <style:paragraph-properties fo:line-height="115%"/>
      <style:text-properties style:font-name="Likhan" officeooo:paragraph-rsid="00e39180"/>
    </style:style>
    <style:style style:name="P33" style:family="paragraph" style:parent-style-name="Standard">
      <style:paragraph-properties fo:line-height="115%"/>
      <style:text-properties style:font-name="Likhan" officeooo:paragraph-rsid="00e9908c"/>
    </style:style>
    <style:style style:name="P34" style:family="paragraph" style:parent-style-name="Standard">
      <style:paragraph-properties fo:line-height="115%"/>
      <style:text-properties style:font-name="Likhan" officeooo:paragraph-rsid="00fa1a4e"/>
    </style:style>
    <style:style style:name="P35" style:family="paragraph" style:parent-style-name="Standard">
      <style:paragraph-properties fo:line-height="115%"/>
      <style:text-properties style:font-name="Likhan" officeooo:paragraph-rsid="00fde837"/>
    </style:style>
    <style:style style:name="P36" style:family="paragraph" style:parent-style-name="Standard">
      <style:paragraph-properties fo:line-height="115%"/>
      <style:text-properties style:font-name="Likhan" officeooo:paragraph-rsid="011203bf"/>
    </style:style>
    <style:style style:name="P37" style:family="paragraph" style:parent-style-name="Standard">
      <style:paragraph-properties fo:line-height="115%"/>
      <style:text-properties style:font-name="Likhan" officeooo:paragraph-rsid="011397ba"/>
    </style:style>
    <style:style style:name="P38" style:family="paragraph" style:parent-style-name="Standard">
      <style:paragraph-properties fo:line-height="115%"/>
      <style:text-properties style:font-name="Likhan" officeooo:paragraph-rsid="0133ebed"/>
    </style:style>
    <style:style style:name="P39" style:family="paragraph" style:parent-style-name="Text_20_body">
      <style:paragraph-properties fo:line-height="115%"/>
      <style:text-properties style:font-name="Likhan" officeooo:paragraph-rsid="0133ebed"/>
    </style:style>
    <style:style style:name="P40" style:family="paragraph" style:parent-style-name="Standard">
      <style:paragraph-properties fo:line-height="115%"/>
      <style:text-properties style:font-name="Likhan" officeooo:paragraph-rsid="00d5bb92"/>
    </style:style>
    <style:style style:name="P41" style:family="paragraph" style:parent-style-name="Standard">
      <style:paragraph-properties fo:line-height="115%"/>
      <style:text-properties style:font-name="Likhan" officeooo:rsid="00e23f9b" officeooo:paragraph-rsid="00fa1a4e"/>
    </style:style>
    <style:style style:name="P42" style:family="paragraph" style:parent-style-name="Standard">
      <style:paragraph-properties fo:line-height="115%"/>
      <style:text-properties style:font-name="Likhan" fo:font-style="normal" style:text-underline-style="none" officeooo:paragraph-rsid="00e39180" style:font-style-asian="normal" style:font-style-complex="normal"/>
    </style:style>
    <style:style style:name="P43" style:family="paragraph" style:parent-style-name="Standard">
      <style:paragraph-properties fo:line-height="115%"/>
      <style:text-properties style:font-name="Likhan" fo:font-style="normal" style:text-underline-style="none" officeooo:rsid="0129c6c2" officeooo:paragraph-rsid="0129c6c2" style:font-style-asian="normal" style:font-style-complex="normal"/>
    </style:style>
    <style:style style:name="P44" style:family="paragraph" style:parent-style-name="Standard">
      <style:paragraph-properties fo:line-height="115%"/>
      <style:text-properties style:font-name="Likhan" officeooo:rsid="00de15b9" officeooo:paragraph-rsid="00de15b9"/>
    </style:style>
    <style:style style:name="P45" style:family="paragraph" style:parent-style-name="Standard">
      <style:paragraph-properties fo:line-height="115%"/>
      <style:text-properties style:font-name="Likhan" officeooo:rsid="00de15b9" officeooo:paragraph-rsid="00f98b3c"/>
    </style:style>
    <style:style style:name="P46" style:family="paragraph" style:parent-style-name="Text_20_body">
      <style:paragraph-properties fo:line-height="115%"/>
      <style:text-properties style:font-name="Likhan" officeooo:rsid="00de15b9" officeooo:paragraph-rsid="00f98b3c"/>
    </style:style>
    <style:style style:name="P47" style:family="paragraph" style:parent-style-name="Text_20_body">
      <style:paragraph-properties fo:margin-left="0in" fo:margin-right="0in" fo:line-height="115%" fo:text-indent="0in" style:auto-text-indent="false"/>
      <style:text-properties style:font-name="Likhan" officeooo:rsid="00de15b9" officeooo:paragraph-rsid="00f98d48"/>
    </style:style>
    <style:style style:name="P48" style:family="paragraph" style:parent-style-name="Standard">
      <style:paragraph-properties fo:line-height="115%"/>
      <style:text-properties style:font-name="Likhan" officeooo:rsid="00de15b9" officeooo:paragraph-rsid="0133ebed"/>
    </style:style>
    <style:style style:name="P49" style:family="paragraph" style:parent-style-name="Text_20_body">
      <style:paragraph-properties fo:margin-left="0in" fo:margin-right="0in" fo:text-indent="0in" style:auto-text-indent="false"/>
      <style:text-properties style:font-name="Likhan" officeooo:rsid="00de15b9" officeooo:paragraph-rsid="013a0296"/>
    </style:style>
    <style:style style:name="P50" style:family="paragraph" style:parent-style-name="Standard">
      <style:paragraph-properties fo:line-height="115%"/>
      <style:text-properties style:font-name="Likhan" officeooo:rsid="00b7cba4" officeooo:paragraph-rsid="013883d0"/>
    </style:style>
    <style:style style:name="P51" style:family="paragraph" style:parent-style-name="Standard">
      <style:paragraph-properties fo:line-height="115%"/>
      <style:text-properties style:font-name="Likhan" officeooo:rsid="0023e38f" officeooo:paragraph-rsid="013883d0"/>
    </style:style>
    <style:style style:name="P52" style:family="paragraph" style:parent-style-name="Standard">
      <style:paragraph-properties fo:line-height="115%"/>
      <style:text-properties style:font-name="Likhan" officeooo:rsid="00b47e04" officeooo:paragraph-rsid="013883d0"/>
    </style:style>
    <style:style style:name="P53" style:family="paragraph" style:parent-style-name="Standard">
      <style:paragraph-properties fo:line-height="115%"/>
      <style:text-properties style:font-name="Likhan" officeooo:rsid="00c8085a" officeooo:paragraph-rsid="013883d0"/>
    </style:style>
    <style:style style:name="P54" style:family="paragraph" style:parent-style-name="Standard">
      <style:paragraph-properties fo:line-height="115%"/>
      <style:text-properties style:font-name="Likhan" officeooo:rsid="00b5e5bd" officeooo:paragraph-rsid="013883d0"/>
    </style:style>
    <style:style style:name="P55" style:family="paragraph" style:parent-style-name="Standard">
      <style:paragraph-properties fo:line-height="115%"/>
      <style:text-properties style:font-name="Likhan" officeooo:rsid="00c15724" officeooo:paragraph-rsid="012ed0ad"/>
    </style:style>
    <style:style style:name="P56" style:family="paragraph" style:parent-style-name="Standard">
      <style:paragraph-properties fo:line-height="115%"/>
      <style:text-properties style:font-name="Likhan" officeooo:rsid="00be163b" officeooo:paragraph-rsid="012ed0ad"/>
    </style:style>
    <style:style style:name="P57" style:family="paragraph" style:parent-style-name="Standard">
      <style:paragraph-properties fo:line-height="115%"/>
      <style:text-properties style:font-name="Likhan" officeooo:rsid="00bf8bee" officeooo:paragraph-rsid="012ed0ad"/>
    </style:style>
    <style:style style:name="P58" style:family="paragraph" style:parent-style-name="Standard">
      <style:paragraph-properties fo:line-height="115%"/>
      <style:text-properties style:font-name="Likhan" officeooo:rsid="00278da0" officeooo:paragraph-rsid="00fa1a4e"/>
    </style:style>
    <style:style style:name="P59" style:family="paragraph" style:parent-style-name="Standard">
      <style:paragraph-properties fo:line-height="115%"/>
      <style:text-properties style:font-name="Likhan" fo:font-size="14pt" officeooo:rsid="00f547cb" officeooo:paragraph-rsid="00f547cb" style:font-size-asian="14pt" style:font-size-complex="14pt"/>
    </style:style>
    <style:style style:name="P60" style:family="paragraph" style:parent-style-name="Standard">
      <style:paragraph-properties fo:line-height="115%"/>
      <style:text-properties style:font-name="Likhan" officeooo:rsid="00f6d5e9" officeooo:paragraph-rsid="00f6d5e9"/>
    </style:style>
    <style:style style:name="P61" style:family="paragraph" style:parent-style-name="Standard">
      <style:paragraph-properties fo:line-height="115%"/>
      <style:text-properties style:font-name="Likhan" officeooo:rsid="002082a8" officeooo:paragraph-rsid="00fa1a4e"/>
    </style:style>
    <style:style style:name="P62" style:family="paragraph" style:parent-style-name="Standard">
      <style:paragraph-properties fo:line-height="115%"/>
      <style:text-properties style:font-name="Likhan" officeooo:rsid="002145d1" officeooo:paragraph-rsid="00fa1a4e"/>
    </style:style>
    <style:style style:name="P63" style:family="paragraph" style:parent-style-name="Standard">
      <style:paragraph-properties fo:line-height="115%"/>
      <style:text-properties style:font-name="Likhan" officeooo:rsid="011a3256" officeooo:paragraph-rsid="011a3256"/>
    </style:style>
    <style:style style:name="P64" style:family="paragraph" style:parent-style-name="Standard">
      <style:paragraph-properties fo:line-height="115%"/>
      <style:text-properties style:font-name="Likhan" officeooo:rsid="01354976" officeooo:paragraph-rsid="01354976"/>
    </style:style>
    <style:style style:name="P65" style:family="paragraph" style:parent-style-name="Text_20_body">
      <style:paragraph-properties fo:line-height="115%"/>
      <style:text-properties officeooo:paragraph-rsid="00dbfaa8"/>
    </style:style>
    <style:style style:name="P66" style:family="paragraph" style:parent-style-name="Standard">
      <style:paragraph-properties fo:line-height="115%"/>
      <style:text-properties officeooo:paragraph-rsid="00dbfaa8"/>
    </style:style>
    <style:style style:name="P67" style:family="paragraph" style:parent-style-name="Text_20_body">
      <style:paragraph-properties fo:margin-left="0in" fo:margin-right="0in" fo:line-height="115%" fo:text-indent="0in" style:auto-text-indent="false"/>
    </style:style>
    <style:style style:name="P68" style:family="paragraph" style:parent-style-name="Standard">
      <style:paragraph-properties fo:line-height="115%"/>
      <style:text-properties officeooo:paragraph-rsid="00f98d48"/>
    </style:style>
    <style:style style:name="P69" style:family="paragraph" style:parent-style-name="Text_20_body">
      <style:paragraph-properties fo:margin-left="0in" fo:margin-right="0in" fo:text-indent="0in" style:auto-text-indent="false"/>
      <style:text-properties style:text-underline-style="none" officeooo:rsid="0029aa4c" officeooo:paragraph-rsid="010fdbf0"/>
    </style:style>
    <style:style style:name="P70" style:family="paragraph" style:parent-style-name="Text_20_body">
      <style:paragraph-properties fo:margin-left="0in" fo:margin-right="0in" fo:text-indent="0in" style:auto-text-indent="false"/>
      <style:text-properties style:text-underline-style="none" officeooo:paragraph-rsid="00f98b3c"/>
    </style:style>
    <style:style style:name="P71" style:family="paragraph" style:parent-style-name="Text_20_body">
      <style:paragraph-properties fo:margin-left="0in" fo:margin-right="0in" fo:text-indent="0in" style:auto-text-indent="false"/>
      <style:text-properties style:text-underline-style="none" officeooo:paragraph-rsid="013b745f"/>
    </style:style>
    <style:style style:name="P72" style:family="paragraph" style:parent-style-name="Text_20_body">
      <style:paragraph-properties fo:line-height="115%"/>
      <style:text-properties style:text-underline-style="solid" style:text-underline-width="auto" style:text-underline-color="font-color" officeooo:rsid="00f6d5e9" officeooo:paragraph-rsid="00f6d5e9"/>
    </style:style>
    <style:style style:name="P73" style:family="paragraph" style:parent-style-name="Text_20_body">
      <style:paragraph-properties fo:margin-left="0in" fo:margin-right="0in" fo:text-indent="0in" style:auto-text-indent="false"/>
      <style:text-properties style:text-underline-style="solid" style:text-underline-width="auto" style:text-underline-color="font-color" officeooo:rsid="011a4611" officeooo:paragraph-rsid="011a4611"/>
    </style:style>
    <style:style style:name="P74" style:family="paragraph" style:parent-style-name="Text_20_body">
      <style:paragraph-properties fo:margin-left="0in" fo:margin-right="0in" fo:line-height="115%" fo:text-indent="0in" style:auto-text-indent="false"/>
      <style:text-properties style:text-underline-style="solid" style:text-underline-width="auto" style:text-underline-color="font-color" officeooo:rsid="0029aa4c" officeooo:paragraph-rsid="013a0296"/>
    </style:style>
    <style:style style:name="P75" style:family="paragraph" style:parent-style-name="Text_20_body">
      <style:paragraph-properties fo:margin-left="0in" fo:margin-right="0in" fo:text-indent="0in" style:auto-text-indent="false"/>
      <style:text-properties style:text-underline-style="solid" style:text-underline-width="auto" style:text-underline-color="font-color" officeooo:rsid="000b01d8" officeooo:paragraph-rsid="013b745f"/>
    </style:style>
    <style:style style:name="P76" style:family="paragraph" style:parent-style-name="Text_20_body">
      <style:paragraph-properties fo:margin-left="0in" fo:margin-right="0in" fo:text-indent="0in" style:auto-text-indent="false"/>
      <style:text-properties officeooo:rsid="00eca89a" officeooo:paragraph-rsid="0133ebed"/>
    </style:style>
    <style:style style:name="P77" style:family="paragraph" style:parent-style-name="Text_20_body">
      <style:paragraph-properties fo:margin-left="0in" fo:margin-right="0in" fo:text-indent="0in" style:auto-text-indent="false"/>
      <style:text-properties officeooo:paragraph-rsid="00f98b3c"/>
    </style:style>
    <style:style style:name="P78" style:family="paragraph" style:parent-style-name="Text_20_body">
      <style:paragraph-properties fo:margin-left="0in" fo:margin-right="0in" fo:text-indent="0in" style:auto-text-indent="false"/>
      <style:text-properties officeooo:paragraph-rsid="010fdbf0"/>
    </style:style>
    <style:style style:name="P79" style:family="paragraph" style:parent-style-name="Text_20_body">
      <style:paragraph-properties fo:margin-left="0in" fo:margin-right="0in" fo:text-indent="0in" style:auto-text-indent="false"/>
      <style:text-properties officeooo:paragraph-rsid="0114ffff"/>
    </style:style>
    <style:style style:name="P80" style:family="paragraph" style:parent-style-name="Text_20_body">
      <style:paragraph-properties fo:margin-left="0in" fo:margin-right="0in" fo:text-indent="0in" style:auto-text-indent="false"/>
      <style:text-properties officeooo:paragraph-rsid="0118c6cd"/>
    </style:style>
    <style:style style:name="P81" style:family="paragraph" style:parent-style-name="Text_20_body">
      <style:paragraph-properties fo:margin-left="0in" fo:margin-right="0in" fo:text-indent="0in" style:auto-text-indent="false"/>
      <style:text-properties officeooo:rsid="0118c6cd" officeooo:paragraph-rsid="0118c6cd"/>
    </style:style>
    <style:style style:name="P82" style:family="paragraph" style:parent-style-name="Text_20_body">
      <style:paragraph-properties fo:margin-left="0in" fo:margin-right="0in" fo:text-indent="0in" style:auto-text-indent="false"/>
      <style:text-properties officeooo:rsid="011a4611" officeooo:paragraph-rsid="011a4611"/>
    </style:style>
    <style:style style:name="P83" style:family="paragraph" style:parent-style-name="Text_20_body">
      <style:paragraph-properties fo:margin-left="0in" fo:margin-right="0in" fo:text-indent="0in" style:auto-text-indent="false"/>
      <style:text-properties officeooo:rsid="01216e96" officeooo:paragraph-rsid="01216e96"/>
    </style:style>
    <style:style style:name="P84" style:family="paragraph" style:parent-style-name="Text_20_body">
      <style:paragraph-properties fo:margin-left="0in" fo:margin-right="0in" fo:text-indent="0in" style:auto-text-indent="false"/>
      <style:text-properties officeooo:rsid="01153270" officeooo:paragraph-rsid="0115b391"/>
    </style:style>
    <style:style style:name="P85" style:family="paragraph" style:parent-style-name="Text_20_body">
      <style:paragraph-properties fo:margin-left="0in" fo:margin-right="0in" fo:text-indent="0in" style:auto-text-indent="false"/>
      <style:text-properties officeooo:paragraph-rsid="0115b391"/>
    </style:style>
    <style:style style:name="P86" style:family="paragraph" style:parent-style-name="Text_20_body">
      <style:paragraph-properties fo:margin-left="0in" fo:margin-right="0in" fo:text-indent="0in" style:auto-text-indent="false"/>
      <style:text-properties officeooo:rsid="0129c6c2" officeooo:paragraph-rsid="0129c6c2"/>
    </style:style>
    <style:style style:name="P87" style:family="paragraph" style:parent-style-name="Text_20_body">
      <style:paragraph-properties fo:margin-left="0in" fo:margin-right="0in" fo:text-indent="0in" style:auto-text-indent="false"/>
      <style:text-properties officeooo:rsid="012ec4af" officeooo:paragraph-rsid="012ec4af"/>
    </style:style>
    <style:style style:name="P88" style:family="paragraph" style:parent-style-name="Text_20_body">
      <style:paragraph-properties fo:margin-left="0in" fo:margin-right="0in" fo:text-indent="0in" style:auto-text-indent="false"/>
      <style:text-properties officeooo:rsid="012ec4af" officeooo:paragraph-rsid="01216e96"/>
    </style:style>
    <style:style style:name="P89" style:family="paragraph" style:parent-style-name="Standard">
      <style:paragraph-properties fo:line-height="115%"/>
      <style:text-properties style:text-line-through-style="solid" style:text-line-through-type="single" style:font-name="Likhan" officeooo:rsid="00b7cba4" officeooo:paragraph-rsid="013883d0"/>
    </style:style>
    <style:style style:name="P90" style:family="paragraph" style:parent-style-name="Text_20_body">
      <style:paragraph-properties fo:margin-left="0in" fo:margin-right="0in" fo:text-indent="0in" style:auto-text-indent="false"/>
      <style:text-properties officeooo:paragraph-rsid="0133ebed"/>
    </style:style>
    <style:style style:name="P91" style:family="paragraph" style:parent-style-name="Text_20_body">
      <style:paragraph-properties fo:margin-left="0in" fo:margin-right="0in" fo:text-indent="0in" style:auto-text-indent="false"/>
      <style:text-properties officeooo:paragraph-rsid="013a0296"/>
    </style:style>
    <style:style style:name="P92" style:family="paragraph" style:parent-style-name="Text_20_body">
      <style:paragraph-properties fo:margin-left="0in" fo:margin-right="0in" fo:text-indent="0in" style:auto-text-indent="false"/>
      <style:text-properties officeooo:rsid="00052636" officeooo:paragraph-rsid="013b745f"/>
    </style:style>
    <style:style style:name="P93" style:family="paragraph" style:parent-style-name="Text_20_body">
      <style:paragraph-properties fo:margin-left="0in" fo:margin-right="0in" fo:text-indent="0in" style:auto-text-indent="false"/>
      <style:text-properties officeooo:rsid="00027515" officeooo:paragraph-rsid="013b745f"/>
    </style:style>
    <style:style style:name="P94" style:family="paragraph" style:parent-style-name="Text_20_body">
      <style:paragraph-properties fo:margin-left="0in" fo:margin-right="0in" fo:text-indent="0in" style:auto-text-indent="false"/>
      <style:text-properties officeooo:paragraph-rsid="013b745f"/>
    </style:style>
    <style:style style:name="P95" style:family="paragraph" style:parent-style-name="Text_20_body">
      <style:paragraph-properties fo:margin-left="0in" fo:margin-right="0in" fo:text-indent="0in" style:auto-text-indent="false"/>
      <style:text-properties officeooo:rsid="0140ca75" officeooo:paragraph-rsid="0140ca75"/>
    </style:style>
    <style:style style:name="P96" style:family="paragraph">
      <loext:graphic-properties draw:fill="none" draw:fill-color="#ffffff"/>
      <style:text-properties fo:font-size="12pt"/>
    </style:style>
    <style:style style:name="T1" style:family="text">
      <style:text-properties officeooo:rsid="0015ede0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1f1164"/>
    </style:style>
    <style:style style:name="T4" style:family="text">
      <style:text-properties officeooo:rsid="0023e38f"/>
    </style:style>
    <style:style style:name="T5" style:family="text">
      <style:text-properties officeooo:rsid="00587858"/>
    </style:style>
    <style:style style:name="T6" style:family="text">
      <style:text-properties officeooo:rsid="005baf5f"/>
    </style:style>
    <style:style style:name="T7" style:family="text">
      <style:text-properties officeooo:rsid="00679e9e"/>
    </style:style>
    <style:style style:name="T8" style:family="text">
      <style:text-properties officeooo:rsid="00695610"/>
    </style:style>
    <style:style style:name="T9" style:family="text">
      <style:text-properties officeooo:rsid="007399fd"/>
    </style:style>
    <style:style style:name="T10" style:family="text">
      <style:text-properties officeooo:rsid="00763ba2"/>
    </style:style>
    <style:style style:name="T11" style:family="text">
      <style:text-properties officeooo:rsid="008f822a"/>
    </style:style>
    <style:style style:name="T12" style:family="text">
      <style:text-properties officeooo:rsid="001f4243"/>
    </style:style>
    <style:style style:name="T13" style:family="text">
      <style:text-properties officeooo:rsid="002665c9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officeooo:rsid="002082a8"/>
    </style:style>
    <style:style style:name="T16" style:family="text">
      <style:text-properties officeooo:rsid="002145d1"/>
    </style:style>
    <style:style style:name="T17" style:family="text">
      <style:text-properties officeooo:rsid="00278da0"/>
    </style:style>
    <style:style style:name="T18" style:family="text">
      <style:text-properties officeooo:rsid="0023335c"/>
    </style:style>
    <style:style style:name="T19" style:family="text">
      <style:text-properties officeooo:rsid="002898e5"/>
    </style:style>
    <style:style style:name="T20" style:family="text">
      <style:text-properties style:text-underline-style="none"/>
    </style:style>
    <style:style style:name="T21" style:family="text">
      <style:text-properties style:text-underline-style="none" officeooo:rsid="0029aa4c"/>
    </style:style>
    <style:style style:name="T22" style:family="text">
      <style:text-properties style:text-underline-style="none" officeooo:rsid="00ccedd8"/>
    </style:style>
    <style:style style:name="T23" style:family="text">
      <style:text-properties officeooo:rsid="00b2026f"/>
    </style:style>
    <style:style style:name="T24" style:family="text">
      <style:text-properties officeooo:rsid="00b299a6"/>
    </style:style>
    <style:style style:name="T25" style:family="text">
      <style:text-properties officeooo:rsid="00b5e5bd"/>
    </style:style>
    <style:style style:name="T26" style:family="text">
      <style:text-properties officeooo:rsid="00b7f354"/>
    </style:style>
    <style:style style:name="T27" style:family="text">
      <style:text-properties officeooo:rsid="00bf8bee"/>
    </style:style>
    <style:style style:name="T28" style:family="text">
      <style:text-properties officeooo:rsid="00bfb94a"/>
    </style:style>
    <style:style style:name="T29" style:family="text">
      <style:text-properties officeooo:rsid="00c15724"/>
    </style:style>
    <style:style style:name="T30" style:family="text">
      <style:text-properties officeooo:rsid="00c55c61"/>
    </style:style>
    <style:style style:name="T31" style:family="text">
      <style:text-properties officeooo:rsid="00c61450"/>
    </style:style>
    <style:style style:name="T32" style:family="text">
      <style:text-properties officeooo:rsid="00c8085a"/>
    </style:style>
    <style:style style:name="T33" style:family="text">
      <style:text-properties officeooo:rsid="00cb01fc"/>
    </style:style>
    <style:style style:name="T34" style:family="text">
      <style:text-properties officeooo:rsid="00ccedd8"/>
    </style:style>
    <style:style style:name="T35" style:family="text">
      <style:text-properties officeooo:rsid="00cdb667"/>
    </style:style>
    <style:style style:name="T36" style:family="text">
      <style:text-properties officeooo:rsid="00cf90b0"/>
    </style:style>
    <style:style style:name="T37" style:family="text">
      <style:text-properties officeooo:rsid="00d144a7"/>
    </style:style>
    <style:style style:name="T38" style:family="text">
      <style:text-properties style:font-name="Likhan"/>
    </style:style>
    <style:style style:name="T39" style:family="text">
      <style:text-properties style:font-name="Likhan" officeooo:rsid="00c516ae"/>
    </style:style>
    <style:style style:name="T40" style:family="text">
      <style:text-properties style:font-name="Likhan" officeooo:rsid="0108c245"/>
    </style:style>
    <style:style style:name="T41" style:family="text">
      <style:text-properties fo:font-style="normal" officeooo:rsid="00d144a7" style:font-style-asian="normal" style:font-style-complex="normal"/>
    </style:style>
    <style:style style:name="T42" style:family="text">
      <style:text-properties fo:font-style="normal" officeooo:rsid="0029aa4c" style:font-style-asian="normal" style:font-style-complex="normal"/>
    </style:style>
    <style:style style:name="T43" style:family="text">
      <style:text-properties fo:font-style="normal" style:text-underline-style="none" officeooo:rsid="011203bf" style:font-style-asian="normal" style:font-style-complex="normal"/>
    </style:style>
    <style:style style:name="T44" style:family="text">
      <style:text-properties fo:font-style="normal" style:text-underline-style="none" officeooo:rsid="001dfd8b" style:font-style-asian="normal" style:font-style-complex="normal"/>
    </style:style>
    <style:style style:name="T45" style:family="text">
      <style:text-properties fo:font-style="normal" style:text-underline-style="none" officeooo:rsid="00fbf354" style:font-style-asian="normal" style:font-style-complex="normal"/>
    </style:style>
    <style:style style:name="T46" style:family="text">
      <style:text-properties fo:font-style="normal" style:text-underline-style="none" officeooo:rsid="0129c6c2" style:font-style-asian="normal" style:font-style-complex="normal"/>
    </style:style>
    <style:style style:name="T47" style:family="text">
      <style:text-properties officeooo:rsid="00e23f9b"/>
    </style:style>
    <style:style style:name="T48" style:family="text">
      <style:text-properties officeooo:rsid="00e370e5"/>
    </style:style>
    <style:style style:name="T49" style:family="text">
      <style:text-properties officeooo:rsid="00e39180"/>
    </style:style>
    <style:style style:name="T50" style:family="text">
      <style:text-properties officeooo:rsid="00e7df20"/>
    </style:style>
    <style:style style:name="T51" style:family="text">
      <style:text-properties officeooo:rsid="00e8c664"/>
    </style:style>
    <style:style style:name="T52" style:family="text">
      <style:text-properties officeooo:rsid="00f4c5e9"/>
    </style:style>
    <style:style style:name="T53" style:family="text">
      <style:text-properties officeooo:rsid="00f547cb"/>
    </style:style>
    <style:style style:name="T54" style:family="text">
      <style:text-properties officeooo:rsid="00f84b3e"/>
    </style:style>
    <style:style style:name="T55" style:family="text">
      <style:text-properties officeooo:rsid="00fbf354"/>
    </style:style>
    <style:style style:name="T56" style:family="text">
      <style:text-properties officeooo:rsid="00fde837"/>
    </style:style>
    <style:style style:name="T57" style:family="text">
      <style:text-properties officeooo:rsid="00ff259d"/>
    </style:style>
    <style:style style:name="T58" style:family="text">
      <style:text-properties officeooo:rsid="0100c7d8"/>
    </style:style>
    <style:style style:name="T59" style:family="text">
      <style:text-properties officeooo:rsid="010487c0"/>
    </style:style>
    <style:style style:name="T60" style:family="text">
      <style:text-properties officeooo:rsid="010a9635"/>
    </style:style>
    <style:style style:name="T61" style:family="text">
      <style:text-properties officeooo:rsid="010aef8e"/>
    </style:style>
    <style:style style:name="T62" style:family="text">
      <style:text-properties officeooo:rsid="010c841a"/>
    </style:style>
    <style:style style:name="T63" style:family="text">
      <style:text-properties officeooo:rsid="010fc75f"/>
    </style:style>
    <style:style style:name="T64" style:family="text">
      <style:text-properties officeooo:rsid="010fdbf0"/>
    </style:style>
    <style:style style:name="T65" style:family="text">
      <style:text-properties officeooo:rsid="011203bf"/>
    </style:style>
    <style:style style:name="T66" style:family="text">
      <style:text-properties officeooo:rsid="01124400"/>
    </style:style>
    <style:style style:name="T67" style:family="text">
      <style:text-properties officeooo:rsid="01124f6e"/>
    </style:style>
    <style:style style:name="T68" style:family="text">
      <style:text-properties officeooo:rsid="011397ba"/>
    </style:style>
    <style:style style:name="T69" style:family="text">
      <style:text-properties officeooo:rsid="0114ffff"/>
    </style:style>
    <style:style style:name="T70" style:family="text">
      <style:text-properties officeooo:rsid="01153270"/>
    </style:style>
    <style:style style:name="T71" style:family="text">
      <style:text-properties officeooo:rsid="0116d45e"/>
    </style:style>
    <style:style style:name="T72" style:family="text">
      <style:text-properties officeooo:rsid="0118c6cd"/>
    </style:style>
    <style:style style:name="T73" style:family="text">
      <style:text-properties officeooo:rsid="0118ee3b"/>
    </style:style>
    <style:style style:name="T74" style:family="text">
      <style:text-properties officeooo:rsid="0029aa4c"/>
    </style:style>
    <style:style style:name="T75" style:family="text">
      <style:text-properties officeooo:rsid="011aca16"/>
    </style:style>
    <style:style style:name="T76" style:family="text">
      <style:text-properties officeooo:rsid="011c83ba"/>
    </style:style>
    <style:style style:name="T77" style:family="text">
      <style:text-properties style:text-line-through-style="none" style:text-line-through-type="none"/>
    </style:style>
    <style:style style:name="T78" style:family="text">
      <style:text-properties style:text-line-through-style="none" style:text-line-through-type="none" officeooo:rsid="01295371"/>
    </style:style>
    <style:style style:name="T79" style:family="text">
      <style:text-properties officeooo:rsid="0125674d"/>
    </style:style>
    <style:style style:name="T80" style:family="text">
      <style:text-properties officeooo:rsid="0126a18a"/>
    </style:style>
    <style:style style:name="T81" style:family="text">
      <style:text-properties officeooo:rsid="01295371"/>
    </style:style>
    <style:style style:name="T82" style:family="text">
      <style:text-properties officeooo:rsid="0129c6c2"/>
    </style:style>
    <style:style style:name="T83" style:family="text">
      <style:text-properties officeooo:rsid="012bb574"/>
    </style:style>
    <style:style style:name="T84" style:family="text">
      <style:text-properties officeooo:rsid="012ec4af"/>
    </style:style>
    <style:style style:name="T85" style:family="text">
      <style:text-properties officeooo:rsid="01308eed"/>
    </style:style>
    <style:style style:name="T86" style:family="text">
      <style:text-properties officeooo:rsid="01311887"/>
    </style:style>
    <style:style style:name="T87" style:family="text">
      <style:text-properties officeooo:rsid="0134cab3"/>
    </style:style>
    <style:style style:name="T88" style:family="text">
      <style:text-properties officeooo:rsid="01354976"/>
    </style:style>
    <style:style style:name="T89" style:family="text">
      <style:text-properties officeooo:rsid="013624a2"/>
    </style:style>
    <style:style style:name="T90" style:family="text">
      <style:text-properties officeooo:rsid="0137acbd"/>
    </style:style>
    <style:style style:name="T91" style:family="text">
      <style:text-properties officeooo:rsid="0137e1d4"/>
    </style:style>
    <style:style style:name="T92" style:family="text">
      <style:text-properties officeooo:rsid="013883d0"/>
    </style:style>
    <style:style style:name="T93" style:family="text">
      <style:text-properties officeooo:rsid="013a66fc"/>
    </style:style>
    <style:style style:name="T94" style:family="text">
      <style:text-properties officeooo:rsid="00069d50"/>
    </style:style>
    <style:style style:name="T95" style:family="text">
      <style:text-properties officeooo:rsid="00027515"/>
    </style:style>
    <style:style style:name="T96" style:family="text">
      <style:text-properties officeooo:rsid="000879f7"/>
    </style:style>
    <style:style style:name="T97" style:family="text">
      <style:text-properties officeooo:rsid="00034dea"/>
    </style:style>
    <style:style style:name="T98" style:family="text">
      <style:text-properties officeooo:rsid="0140ca75"/>
    </style:style>
    <style:style style:name="T99" style:family="text">
      <style:text-properties officeooo:rsid="0140e242"/>
    </style:style>
    <style:style style:name="T100" style:family="text">
      <style:text-properties fo:font-size="12pt"/>
    </style:style>
    <style:style style:name="gr1" style:family="graphic">
      <style:graphic-properties draw:stroke="none" svg:stroke-color="#000000" draw:fill="none" draw:fill-color="#ffffff" fo:min-height="0.1925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2701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2484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2402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3161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0.2744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0.2563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0.3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svg:stroke-color="#000000" draw:fill="none" draw:fill-color="#ffffff" fo:min-height="0.4307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svg:stroke-color="#000000" draw:fill="none" draw:fill-color="#ffffff" fo:min-height="0.4299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9">Turn of Spring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72"><text:soft-page-break/><text:span text:style-name="T39">T</text:span><text:span text:style-name="T38">he </text:span><text:span text:style-name="T40">T</text:span><text:span text:style-name="T38">urn of Spring</text:span></text:p>
      <text:p text:style-name="P14">I watch the world go by </text:p>
      <text:p text:style-name="P65">my legs are made of iron </text:p>
      <text:p text:style-name="P67">And cement roots me in place. </text:p>
      <text:p text:style-name="P67">Set on a suburban street </text:p>
      <text:p text:style-name="P67">My back <text:span text:style-name="T76">is framed </text:span>against the buttercups </text:p>
      <text:p text:style-name="P67">a park bench at the turn of spring. </text:p>
      <text:p text:style-name="P67"/>
      <text:p text:style-name="P67">Is the sun an hour hand,</text:p>
      <text:p text:style-name="P67"><text:span text:style-name="T52">a</text:span> bleach to peel my paint, </text:p>
      <text:p text:style-name="P67"><text:span text:style-name="T52">o</text:span>r just a hunk of gas that radiates? </text:p>
      <text:p text:style-name="P67"/>
      <text:p text:style-name="P67">Cars pass, just like my thoughts, </text:p>
      <text:p text:style-name="P67">someone sits to people watch. </text:p>
      <text:p text:style-name="P67">They watch the children learn to drive </text:p>
      <text:p text:style-name="P67">and their neighbors jogging for their lives. </text:p>
      <text:p text:style-name="P67"/>
      <text:p text:style-name="P67"/>
      <text:p text:style-name="P67"/>
      <text:p text:style-name="P67"/>
      <text:p text:style-name="P67"/>
      <text:p text:style-name="P67"/>
      <text:p text:style-name="P67">Trees are thawing from the cold </text:p>
      <text:p text:style-name="P67"><text:span text:style-name="T78">like </text:span><text:span text:style-name="T77">cane</text:span><text:span text:style-name="T78">s</text:span><text:span text:style-name="T77"> </text:span><text:span text:style-name="T78">they </text:span>hold <text:span text:style-name="T81">the</text:span> sky<text:span text:style-name="T77"> </text:span><text:span text:style-name="T78">as it</text:span><text:span text:style-name="T77"> </text:span>grow<text:span text:style-name="T81">s </text:span>old. </text:p>
      <text:p text:style-name="P67">Birds chatter aimlessly </text:p>
      <text:p text:style-name="P67">seamless as the siren, they set the mood subconsciously. </text:p>
      <text:p text:style-name="P67">Canopies bloom like thought balloons. </text:p>
      <text:p text:style-name="P67">A beater passes blaring tunes. </text:p>
      <text:p text:style-name="P67"/>
      <text:p text:style-name="P67">These green way paths and their gardens of math </text:p>
      <text:p text:style-name="P67">are saying something obscene </text:p>
      <text:p text:style-name="P67">these cycles of rhyme they echo through time. </text:p>
      <text:p text:style-name="P67">Complacency wears away at my memory. </text:p>
      <text:p text:style-name="P67">The people I meet, they view from my seat </text:p>
      <text:p text:style-name="P67">and I watch them move on with time, </text:p>
      <text:p text:style-name="P67">But my legs are made of iron </text:p>
      <text:p text:style-name="P67">And the sun creeps ever higher. </text:p>
      <text:p text:style-name="P67">A park bench at the turn of spring. </text:p>
      <text:p text:style-name="P13"/>
      <text:p text:style-name="P13"/>
      <text:p text:style-name="P13"/>
      <text:p text:style-name="P13"/>
      <text:p text:style-name="P40"><text:span text:style-name="T3"/></text:p>
      <text:p text:style-name="P16"><text:soft-page-break/>How about this for a bad argument. </text:p>
      <text:p text:style-name="P1">you could either exist or not exist </text:p>
      <text:p text:style-name="P1"/>
      <text:p text:style-name="P1">If you exist you can choose to stop existing, but if you don’t exist you cannot choose to start existing </text:p>
      <text:p text:style-name="P1"/>
      <text:p text:style-name="P1">Therefore i<text:span text:style-name="T62">t’</text:span>s better to be born because it maximizes a person’s free choice. Or at least is neutral because nothing is lost from the decision.</text:p>
      <text:p text:style-name="P1"/>
      <text:p text:style-name="P1">We <text:span text:style-name="T52">inevitably die </text:span>so one could argue that once born we lack the choice to continue existing. No matter how much we wish it. </text:p>
      <text:p text:style-name="P1"/>
      <text:p text:style-name="P1">One could also argue that the choice to stop existing is no choice at all. </text:p>
      <text:p text:style-name="P1"/>
      <text:p text:style-name="P1">So once we exist we can neither stop existing nor continue existing. </text:p>
      <text:p text:style-name="P1"/>
      <text:p text:style-name="P1">We find ourselves choice-less once again and in the most uncomfortable position. </text:p>
      <text:p text:style-name="P1"/>
      <text:p text:style-name="P2"/>
      <text:p text:style-name="P66"><text:span text:style-name="T21"/></text:p>
      <text:p text:style-name="P20">Still Kicking</text:p>
      <text:p text:style-name="P32">I’m kicking myself like a dog </text:p>
      <text:p text:style-name="P32"><text:span text:style-name="T53">a</text:span>s if “be good” is the same as “behave”.</text:p>
      <text:p text:style-name="P32">It’s not. </text:p>
      <text:p text:style-name="P3">But <text:span text:style-name="T62">I </text:span><text:span text:style-name="T85">couldn’t tell you</text:span> how. </text:p>
      <text:p text:style-name="P3"/>
      <text:p text:style-name="P32"><text:span text:style-name="T3"/></text:p>
      <text:p text:style-name="P60"><text:span text:style-name="T3">B</text:span><text:span text:style-name="T2">lood Flow </text:span></text:p>
      <text:p text:style-name="P36"><text:span text:style-name="T54">Imagine the</text:span> town is a brain, <text:span text:style-name="T65">its streets are dendrites</text:span> <text:span text:style-name="T65">sparking </text:span></text:p>
      <text:p text:style-name="P36"><text:span text:style-name="T65">at the intersection of each synapse. </text:span>Street lamps </text:p>
      <text:p text:style-name="P32"><text:span text:style-name="T71">illuminate</text:span><text:span text:style-name="T54"> the</text:span> currents <text:span text:style-name="T55">of </text:span>consciousness </text:p>
      <text:p text:style-name="P36"><text:span text:style-name="T65">and each of us are c</text:span>onduits. </text:p>
      <text:p text:style-name="P36"><text:span text:style-name="T65">We c</text:span>hannel <text:span text:style-name="T67">each</text:span> encounter </text:p>
      <text:p text:style-name="P32">like <text:span text:style-name="T82">a </text:span><text:span text:style-name="T68">chance</text:span><text:span text:style-name="T67"> </text:span>through the body.</text:p>
      <text:p text:style-name="P32"/>
      <text:p text:style-name="P32">Pay me no mind </text:p>
      <text:p text:style-name="P32"><text:span text:style-name="T14">My</text:span> body is made of Teflon. </text:p>
      <text:p text:style-name="P32">Forever in the blood stream </text:p>
      <text:p text:style-name="P32"><text:span text:style-name="T68">but s</text:span>uspended from <text:span text:style-name="T55">the</text:span> chemical flow.</text:p>
      <text:p text:style-name="P37"/>
      <text:p text:style-name="P43">But I could hear them crying </text:p>
      <text:p text:style-name="P42"><text:span text:style-name="T82">when</text:span> I <text:span text:style-name="T65">ignor</text:span><text:span text:style-name="T82">ed </text:span>the charge<text:span text:style-name="T67">s</text:span> </text:p>
      <text:p text:style-name="P32"><text:span text:style-name="T43">p</text:span><text:span text:style-name="T44">otential</text:span><text:span text:style-name="T45">s</text:span><text:span text:style-name="T44"> growing until </text:span><text:span text:style-name="T45">they</text:span><text:span text:style-name="T44"> disappear</text:span><text:span text:style-name="T46">ed</text:span><text:span text:style-name="T44"> into infinity.</text:span></text:p>
      <text:p text:style-name="P32"><text:span text:style-name="T44"/></text:p>
      <text:p text:style-name="P32"><text:span text:style-name="T44"/></text:p>
      <text:p text:style-name="P23"><text:soft-page-break/>He wants to die.</text:p>
      <text:p text:style-name="P46">he wants to die by a gun in the forest </text:p>
      <text:p text:style-name="P77">these berries of lead taste wrong to me </text:p>
      <text:p text:style-name="P77">he takes off with focus, walking before us </text:p>
      <text:p text:style-name="P77">he drops to one knee to baptize in a creek </text:p>
      <text:p text:style-name="P77">And i resent him </text:p>
      <text:p text:style-name="P77"/>
      <text:p text:style-name="P77">the things that he believes never cease to under cut me </text:p>
      <text:p text:style-name="P77">that flowers make wishes </text:p>
      <text:p text:style-name="P77">our words are our kisses </text:p>
      <text:p text:style-name="P77">and that happiness remains yet to be seen </text:p>
      <text:p text:style-name="P77"/>
      <text:p text:style-name="P77">And i don't believe him </text:p>
      <text:p text:style-name="P77">These moths are mocking me</text:p>
      <text:p text:style-name="P77"/>
      <text:p text:style-name="P79"><text:span text:style-name="T69">He s</text:span>hovel<text:span text:style-name="T69">s </text:span>the dirt <text:span text:style-name="T69">searching of something </text:span></text:p>
      <text:p text:style-name="P79"><text:span text:style-name="T69">Maybe </text:span>pocket watches, <text:s/><text:span text:style-name="T69">it could be a</text:span> locket </text:p>
      <text:p text:style-name="P84">I believe the earth just swallowed his keys</text:p>
      <text:p text:style-name="P85"/>
      <text:p text:style-name="P85"/>
      <text:p text:style-name="P85"/>
      <text:p text:style-name="P85"/>
      <text:p text:style-name="P81">He brings me these things, <text:span text:style-name="T73">and I keep them </text:span></text:p>
      <text:p text:style-name="P80"><text:span text:style-name="T72">because they </text:span>remind me that daylight is daring me. </text:p>
      <text:p text:style-name="P86"/>
      <text:p text:style-name="P87">My lover, my killer, my schitzo and I </text:p>
      <text:p text:style-name="P87">we’d fall in the sun </text:p>
      <text:p text:style-name="P83"><text:span text:style-name="T84">but</text:span><text:span text:style-name="T82"> </text:span><text:span text:style-name="T84">the </text:span>cicadas <text:span text:style-name="T84">are </text:span>screaming to <text:span text:style-name="T82">tu</text:span><text:span text:style-name="T84">rn </text:span>it down </text:p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8"/>
      <text:p text:style-name="P73"><text:soft-page-break/>Shy</text:p>
      <text:p text:style-name="P82">Devoid of charity the rapsody </text:p>
      <text:p text:style-name="P82">I peak, ahem, <text:span text:style-name="T75">knee</text:span>l down and then </text:p>
      <text:p text:style-name="P82">voice tones to my blasphemy </text:p>
      <text:p text:style-name="P82">leave your ring to state decree </text:p>
      <text:p text:style-name="P82">cuz <text:span text:style-name="T84">the</text:span> lungs you see, the breath <text:span text:style-name="T84">they f</text:span>eed, </text:p>
      <text:p text:style-name="P82">gives voice to certainty </text:p>
      <text:p text:style-name="P82"/>
      <text:p text:style-name="P82">The swelling of a chest a cooling of a nose, </text:p>
      <text:p text:style-name="P82">the whole world rising just to rest upon a note</text:p>
      <text:p text:style-name="P82">exhale a friend, a sail and lend</text:p>
      <text:p text:style-name="P82">another go around the bend. </text:p>
      <text:p text:style-name="P82"/>
      <text:p text:style-name="P82">But if I was lashed to a wild steed</text:p>
      <text:p text:style-name="P82">I’d want to exhale with you </text:p>
      <text:p text:style-name="P82">Impale on you </text:p>
      <text:p text:style-name="P82">make a sale of my earthly deed </text:p>
      <text:p text:style-name="P82"/>
      <text:p text:style-name="P82">Ain’t it the life in you to plant a seed? </text:p>
      <text:p text:style-name="P82">Ain’t it exciting you a mind too free? </text:p>
      <text:p text:style-name="P82">Ain’t it reminding you what it is to need? </text:p>
      <text:p text:style-name="P80"/>
      <text:p text:style-name="P26">I was looking for a solution in the only place I hadn’t been before</text:p>
      <text:p text:style-name="P77">Took a bath inside the sun </text:p>
      <text:p text:style-name="P77">Let 10 thousand degrees clean me up </text:p>
      <text:p text:style-name="P77">A solar flare the northern lights </text:p>
      <text:p text:style-name="P77">Only ashes remain, I feel so light </text:p>
      <text:p text:style-name="P77"/>
      <text:p text:style-name="P77">A little dazed and so confused </text:p>
      <text:p text:style-name="P77">I hope my friends will hear the news </text:p>
      <text:p text:style-name="P77">That it’s joy parade and solemn night </text:p>
      <text:p text:style-name="P77">Some sort of solipsistic take to flight </text:p>
      <text:p text:style-name="P77"/>
      <text:p text:style-name="P77">Some <text:span text:style-name="T92">LSD</text:span></text:p>
      <text:p text:style-name="P77">a drowned phone call </text:p>
      <text:p text:style-name="P77">Here in the crowd I feel so forestalled </text:p>
      <text:p text:style-name="P77"/>
      <text:p text:style-name="P77">It’s not a race if you run in fear </text:p>
      <text:p text:style-name="P77">And I know you’re waiting for me <text:span text:style-name="T83">to steer</text:span></text:p>
      <text:p text:style-name="P77">But the sky above is a black backdrop </text:p>
      <text:p text:style-name="P77">With a thousand eyes <text:span text:style-name="T99">divining </text:span><text:span text:style-name="T98">agitprop</text:span></text:p>
      <text:p text:style-name="P77"/>
      <text:p text:style-name="P77"/>
      <text:p text:style-name="P77"><text:soft-page-break/></text:p>
      <text:p text:style-name="P77">And though the earth turns its back to the din </text:p>
      <text:p text:style-name="P77">The sun dawns itself to dwarf their sin </text:p>
      <text:p text:style-name="P77">It’s rays are like a spider’s leg </text:p>
      <text:p text:style-name="P77">Reaching down to grab the back of my head </text:p>
      <text:p text:style-name="P45"><text:span text:style-name="T21"/></text:p>
      <text:p text:style-name="P45"><text:span text:style-name="T21"/></text:p>
      <text:p text:style-name="P45"><text:span text:style-name="T21"/></text:p>
      <text:p text:style-name="P45"/>
      <text:p text:style-name="P45"/>
      <text:p text:style-name="P45"><text:span text:style-name="T21"/></text:p>
      <text:p text:style-name="P45"><text:span text:style-name="T21"/></text:p>
      <text:p text:style-name="P45"><text:span text:style-name="T21"/></text:p>
      <text:p text:style-name="P45"><text:span text:style-name="T21"/></text:p>
      <text:p text:style-name="P45"><text:span text:style-name="T21"/></text:p>
      <text:p text:style-name="P45"><text:span text:style-name="T21"/></text:p>
      <text:p text:style-name="P45"><text:span text:style-name="T21"/></text:p>
      <text:p text:style-name="P45"><text:span text:style-name="T21"/></text:p>
      <text:p text:style-name="P45"><text:span text:style-name="T21"/></text:p>
      <text:p text:style-name="P45"><text:span text:style-name="T21"/></text:p>
      <text:p text:style-name="P45"><text:span text:style-name="T21"/></text:p>
      <text:p text:style-name="P45"><text:span text:style-name="T21"/></text:p>
      <text:p text:style-name="P45"><text:span text:style-name="T21"/></text:p>
      <text:p text:style-name="P45"><text:span text:style-name="T21"/></text:p>
      <text:p text:style-name="P27">The moon is an echo of the sun.</text:p>
      <text:p text:style-name="P56"><text:span text:style-name="T57">S</text:span><text:span text:style-name="T52">ound</text:span> <text:span text:style-name="T58">a scream </text:span>from the street. </text:p>
      <text:p text:style-name="P56"><text:span text:style-name="T52">T</text:span>he fourth floor <text:span text:style-name="T52">laughs at retreat</text:span><text:span text:style-name="T34">.</text:span></text:p>
      <text:p text:style-name="P56"><text:span text:style-name="T58">F</text:span>ork<text:span text:style-name="T61">s</text:span> <text:span text:style-name="T58">are tuned </text:span>for the feast</text:p>
      <text:p text:style-name="P56">Hearing what it is but not this.</text:p>
      <text:p text:style-name="P56"/>
      <text:p text:style-name="P56"><text:span text:style-name="T34">D</text:span>id you think the night fell <text:span text:style-name="T53">with</text:span> <text:span text:style-name="T27">the</text:span> sun?</text:p>
      <text:p text:style-name="P56"><text:span text:style-name="T34">D</text:span>id <text:span text:style-name="T27">you thin</text:span><text:span text:style-name="T28">k </text:span><text:span text:style-name="T58">you could</text:span><text:span text:style-name="T53"> kill </text:span><text:span text:style-name="T58">saying</text:span><text:span text:style-name="T53"> gun</text:span><text:span text:style-name="T27">?</text:span></text:p>
      <text:p text:style-name="P57"><text:span text:style-name="T34">Li</text:span>stening for something, but not this. </text:p>
      <text:p text:style-name="P57"/>
      <text:p text:style-name="P57"><text:span text:style-name="T34">A</text:span>ll my thoughts bent for some fun,</text:p>
      <text:p text:style-name="P57">everything bent runs among </text:p>
      <text:p text:style-name="P57">the reams of <text:span text:style-name="T29">our tongue. </text:span></text:p>
      <text:p text:style-name="P55"><text:span text:style-name="T34">It</text:span>’s too clear, they might hear, </text:p>
      <text:p text:style-name="P55"><text:span text:style-name="T22">B</text:span><text:span text:style-name="T21">ut not this. </text:span></text:p>
      <text:p text:style-name="P45"><text:span text:style-name="T21"/></text:p>
      <text:p text:style-name="P45"><text:span text:style-name="T21"/></text:p>
      <text:p text:style-name="P45"><text:span text:style-name="T21"/></text:p>
      <text:p text:style-name="P45"><text:span text:style-name="T21"/></text:p>
      <text:p text:style-name="P45"><text:span text:style-name="T21"/></text:p>
      <text:p text:style-name="P45"><text:span text:style-name="T21"/></text:p>
      <text:p text:style-name="P45"><text:span text:style-name="T21"/></text:p>
      <text:p text:style-name="P45"><text:span text:style-name="T21"/></text:p>
      <text:p text:style-name="P45"><text:span text:style-name="T21"/></text:p>
      <text:p text:style-name="P45"><text:span text:style-name="T21"/></text:p>
      <text:p text:style-name="P74"><text:soft-page-break/>Jesus is an attention seeker </text:p>
      <text:p text:style-name="P91">Give me something carnal with no teeth </text:p>
      <text:p text:style-name="P91">Food made out of air </text:p>
      <text:p text:style-name="P91">Pain in a phantom limb </text:p>
      <text:p text:style-name="P91">And a martyr who doesn’t care </text:p>
      <text:p text:style-name="P91"/>
      <text:p text:style-name="P91">Give me crosses on their side </text:p>
      <text:p text:style-name="P91"><text:span text:style-name="T60">a pastor caught</text:span> in sin </text:p>
      <text:p text:style-name="P91">Flint stones striking under water </text:p>
      <text:p text:style-name="P91">And gashes in my skin </text:p>
      <text:p text:style-name="P91"/>
      <text:p text:style-name="P91">Enthrall me to a master with no wants </text:p>
      <text:p text:style-name="P91">And his wheel that never spoke </text:p>
      <text:p text:style-name="P91">While my whore wanders common haunts </text:p>
      <text:p text:style-name="P91">Cry<text:span text:style-name="T50">ing</text:span> for a toke </text:p>
      <text:p text:style-name="P91"/>
      <text:p text:style-name="P91">Rage, it is sating </text:p>
      <text:p text:style-name="P91">It is steel that writhes </text:p>
      <text:p text:style-name="P91">It is the <text:span text:style-name="T70">heart in </text:span>you hating </text:p>
      <text:p text:style-name="P91">As you <text:span text:style-name="T83">resort</text:span><text:span text:style-name="T80"> to compromise</text:span></text:p>
      <text:p text:style-name="P49"><text:span text:style-name="T21"/></text:p>
      <text:p text:style-name="P25"><text:span text:style-name="T74">T</text:span>he King of Child Logic </text:p>
      <text:p text:style-name="P12">Behind the clouds the dam called heaven’s gate has burst its seams </text:p>
      <text:p text:style-name="P12">the king of child logic stands upon the mountain top convicted to extremes </text:p>
      <text:p text:style-name="P12">His crown is the wind and from his brow it bridges to the sky </text:p>
      <text:p text:style-name="P12">where god’s rain upon the moral folks flows from his solitary eye </text:p>
      <text:p text:style-name="P63"><text:span text:style-name="T20"/></text:p>
      <text:p text:style-name="P12">The child’s voice is carried to commune with the gathered clouds </text:p>
      <text:p text:style-name="P12">clouds which dwarf the mountain, heavy, imposing, they decry </text:p>
      <text:p text:style-name="P12">the sill water in reflecting pools and their stewards capturing on high </text:p>
      <text:p text:style-name="P12">At the fulcrum of the mountain the king bears their weight on a single point </text:p>
      <text:p text:style-name="P63"><text:span text:style-name="T20"/></text:p>
      <text:p text:style-name="P12">Lighting adorns the eye of the storm sounding the birth of contingency </text:p>
      <text:p text:style-name="P12">Rock rumbles and antiphon as it consolidates into Earth, as inevitably as the primordial nothing into gravity </text:p>
      <text:p text:style-name="P12">From this vantage the king breaths language, and it’s negative form contrives the oracle </text:p>
      <text:p text:style-name="P12">Enraptured by ego, in-tune to its flow, the child considers “becoming” a miracle </text:p>
      <text:p text:style-name="P63"><text:soft-page-break/><text:span text:style-name="T20"/></text:p>
      <text:p text:style-name="P12">thunder claps like the symbols of angels </text:p>
      <text:p text:style-name="P12">lighting flashes lake a cherubim’s born </text:p>
      <text:p text:style-name="P12">the winds against the rock howls a death cry </text:p>
      <text:p text:style-name="P12">the mountain shudders in the center of the storm </text:p>
      <text:p text:style-name="P63"><text:span text:style-name="T20"/></text:p>
      <text:p text:style-name="P12">The king of child logic negotiates for a cloud break </text:p>
      <text:p text:style-name="P12">the city board their windows against the roar: </text:p>
      <text:p text:style-name="P12">parents hide their young within the cellar</text:p>
      <text:p text:style-name="P12">and though we gossip we still don’t know what the anger's for </text:p>
      <text:p text:style-name="P63"><text:span text:style-name="T20"/></text:p>
      <text:p text:style-name="P12">Our sky scrapers sing like an embira struck by the fear of god</text:p>
      <text:p text:style-name="P12">Earth spins smoothly on it’s axis greased by melting poles </text:p>
      <text:p text:style-name="P12">male and female dance together assigned to gender roles </text:p>
      <text:p text:style-name="P12">the king of child logic shuts the lid on the music box, and the showers cease to be </text:p>
      <text:p text:style-name="P63"><text:span text:style-name="T20"/></text:p>
      <text:p text:style-name="P12">The forest, once bowed beneath the heaven’s heart ache, regain their sense of pride. </text:p>
      <text:p text:style-name="P12">The sea which churned with the planet’s yearning returns to softly rolling by </text:p>
      <text:p text:style-name="P12">Creatures, hidden until day break, venture out to see the sky. </text:p>
      <text:p text:style-name="P12">The bluest sky, once wounded and gaping, veils... lovingly, a lie. </text:p>
      <text:p text:style-name="P19"><text:span text:style-name="T21"/></text:p>
      <text:p text:style-name="P28">It is but it’<text:span text:style-name="T87">s not</text:span> and I c<text:span text:style-name="T87">ould</text:span> but I can’t</text:p>
      <text:p text:style-name="P78">Some sort of bed rock revealing </text:p>
      <text:p text:style-name="P78">hole<text:span text:style-name="T79">s</text:span> in the earth</text:p>
      <text:p text:style-name="P78">Some sort of <text:span text:style-name="T51">cavernous </text:span><text:span text:style-name="T63">fee</text:span>ling </text:p>
      <text:p text:style-name="P78"><text:span text:style-name="T51">R</text:span>esounding <text:span text:style-name="T79">its </text:span>worth</text:p>
      <text:p text:style-name="P78">Some sort of silent waving </text:p>
      <text:p text:style-name="P78">From a hunters bow,</text:p>
      <text:p text:style-name="P78">their breath that is heaving</text:p>
      <text:p text:style-name="P78"><text:span text:style-name="T90">and t</text:span><text:span text:style-name="T79">he </text:span>sun loom<text:span text:style-name="T79">ing</text:span> low</text:p>
      <text:p text:style-name="P78"/>
      <text:p text:style-name="P78">Hollow words carved on the ceiling </text:p>
      <text:p text:style-name="P78">And a ceiling fan</text:p>
      <text:p text:style-name="P78">Some sort of vivid dreaming </text:p>
      <text:p text:style-name="P78"><text:span text:style-name="T89">that </text:span>slip<text:span text:style-name="T79">s</text:span> on the sand </text:p>
      <text:p text:style-name="P78"/>
      <text:p text:style-name="P78">Something laughs while <text:span text:style-name="T91">dying</text:span></text:p>
      <text:p text:style-name="P78">Something lives while <text:span text:style-name="T91">crying</text:span></text:p>
      <text:p text:style-name="P78">Something gives when trying </text:p>
      <text:p text:style-name="P78"/>
      <text:p text:style-name="P78"/>
      <text:p text:style-name="P78"/>
      <text:p text:style-name="P78"/>
      <text:p text:style-name="P78"><text:soft-page-break/></text:p>
      <text:p text:style-name="P78">Some sort of somber reeling </text:p>
      <text:p text:style-name="P78">And the dust in your eye </text:p>
      <text:p text:style-name="P78">Some sort of guy I’m seeing </text:p>
      <text:p text:style-name="P78">With a wounded thigh </text:p>
      <text:p text:style-name="P78">Some sort of taught confusion </text:p>
      <text:p text:style-name="P78">In the cable drawer </text:p>
      <text:p text:style-name="P78"><text:span text:style-name="T49">And the </text:span>soft disillusion </text:p>
      <text:p text:style-name="P78">He doesn’t believe anymore </text:p>
      <text:p text:style-name="P78"/>
      <text:p text:style-name="P78">That the dogs are fighting </text:p>
      <text:p text:style-name="P78">That the grass is guiding </text:p>
      <text:p text:style-name="P78">That the kettle is drying </text:p>
      <text:p text:style-name="P78"><text:span text:style-name="T93">The willing’s </text:span>sibilant sighing </text:p>
      <text:p text:style-name="P78">As his legs let him go </text:p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>It’s not the ghost at the table </text:p>
      <text:p text:style-name="P78">Nor your pale ego </text:p>
      <text:p text:style-name="P78">No<text:span text:style-name="T64">t</text:span> the tracks you are leaving </text:p>
      <text:p text:style-name="P78">on the service road </text:p>
      <text:p text:style-name="P78">It’s not the door to your leaving </text:p>
      <text:p text:style-name="P78">Nor your new found home </text:p>
      <text:p text:style-name="P78">And it’s not your blood that is beating </text:p>
      <text:p text:style-name="P78">In the ocean foam </text:p>
      <text:p text:style-name="P78"/>
      <text:p text:style-name="P78">Not to play </text:p>
      <text:p text:style-name="P78">Not drawing </text:p>
      <text:p text:style-name="P78">Not to grasp </text:p>
      <text:p text:style-name="P78">Not clawing </text:p>
      <text:p text:style-name="P78"/>
      <text:p text:style-name="P78">Not the meeting of minds </text:p>
      <text:p text:style-name="P78">Nor the long way through </text:p>
      <text:p text:style-name="P78">Not the landscape resolving </text:p>
      <text:p text:style-name="P69">Nor forgiving who </text:p>
      <text:p text:style-name="P78"><text:span text:style-name="T21"/></text:p>
      <text:p text:style-name="P78"><text:span text:style-name="T21"/></text:p>
      <text:p text:style-name="P78"><text:span text:style-name="T21"/></text:p>
      <text:p text:style-name="P29"><text:soft-page-break/>The memory of what warm is.</text:p>
      <text:p text:style-name="P15"><text:span text:style-name="T35">Brisk</text:span> <text:span text:style-name="T30">day --</text:span></text:p>
      <text:p text:style-name="P15">Marsh of raw leaves </text:p>
      <text:p text:style-name="P15">Nests exposed <text:span text:style-name="T31">in</text:span> Autumn </text:p>
      <text:p text:style-name="P51"/>
      <text:p text:style-name="P52"><text:span text:style-name="T25">F</text:span>all is dr<text:span text:style-name="T35">i</text:span>pping to the ground, <text:span text:style-name="T32">lightly, </text:span></text:p>
      <text:p text:style-name="P53">like sawdust kisses the carpenter's floor.</text:p>
      <text:p text:style-name="P52"><text:span text:style-name="T36">The earth is s</text:span><text:span text:style-name="T35">anguine </text:span><text:span text:style-name="T36">and</text:span><text:span text:style-name="T35"> raw, </text:span><text:span text:style-name="T36">and its</text:span> branches <text:span text:style-name="T26">have</text:span> nothing to hold on to.</text:p>
      <text:p text:style-name="P52">The wind catches nothing, the sun catches nothing, and the rain catches the dirt. </text:p>
      <text:p text:style-name="P52">“It’s still.” because the sun has not given us the energy. </text:p>
      <text:p text:style-name="P52">But there’s a crispness to the air. A sort of facing reality. </text:p>
      <text:p text:style-name="P54">W<text:span text:style-name="T33">e were</text:span> born naked, but with the memory of what warm is. </text:p>
      <text:p text:style-name="P54"/>
      <text:p text:style-name="P89"><text:span text:style-name="T21"/></text:p>
      <text:p text:style-name="P89"><text:span text:style-name="T21"/></text:p>
      <text:p text:style-name="P89"><text:span text:style-name="T21"/></text:p>
      <text:p text:style-name="P50"><text:span text:style-name="T21"/></text:p>
      <text:p text:style-name="P50"><text:span text:style-name="T21"/></text:p>
      <text:p text:style-name="P50"><text:span text:style-name="T21"/></text:p>
      <text:p text:style-name="P50"><text:span text:style-name="T21"/></text:p>
      <text:p text:style-name="P50"><text:span text:style-name="T21"/></text:p>
      <text:p text:style-name="P50"><text:span text:style-name="T21"/></text:p>
      <text:p text:style-name="P30"/>
      <text:p text:style-name="P21">Sleeping Bodies</text:p>
      <text:p text:style-name="P39">The human body </text:p>
      <text:p text:style-name="P90">is unlike other water bottles. </text:p>
      <text:p text:style-name="P90"/>
      <text:p text:style-name="P90">Hydrates; </text:p>
      <text:p text:style-name="P90">bed warmer; </text:p>
      <text:p text:style-name="P90"/>
      <text:p text:style-name="P90">Breakfast, shelter, </text:p>
      <text:p text:style-name="P90">on par ASMR. </text:p>
      <text:p text:style-name="P90"/>
      <text:p text:style-name="P90">I’m tasting strides. Fall leaves </text:p>
      <text:p text:style-name="P90">and people cling to <text:span text:style-name="T48">comfort</text:span> like </text:p>
      <text:p text:style-name="P90"/>
      <text:p text:style-name="P90">my favorite gripping trigger. </text:p>
      <text:p text:style-name="P90">The human body...</text:p>
      <text:p text:style-name="P90"/>
      <text:p text:style-name="P90"><text:span text:style-name="T62">I</text:span><text:span text:style-name="T48">s</text:span> not nature sounds. </text:p>
      <text:p text:style-name="P90"/>
      <text:p text:style-name="P90">All the kids are listening, </text:p>
      <text:p text:style-name="P90">hit snooze squarely. </text:p>
      <text:p text:style-name="P90"/>
      <text:p text:style-name="P90"><text:soft-page-break/></text:p>
      <text:p text:style-name="P90">Daily revolution </text:p>
      <text:p text:style-name="P90">Take me to sleep. </text:p>
      <text:p text:style-name="P90"/>
      <text:p text:style-name="P90">Sleep, </text:p>
      <text:p text:style-name="P90">take me to your leader. </text:p>
      <text:p text:style-name="P90"/>
      <text:p text:style-name="P90">It’s spring </text:p>
      <text:p text:style-name="P90">dear reader, </text:p>
      <text:p text:style-name="P90"/>
      <text:p text:style-name="P90">not in the trivial sense, </text:p>
      <text:p text:style-name="P90">but in the sense that life goes on, and yet. </text:p>
      <text:p text:style-name="P90"/>
      <text:p text:style-name="P90">Night cap. Hardback. </text:p>
      <text:p text:style-name="P90">Slosh, Slosh, Slosh; </text:p>
      <text:p text:style-name="P90"/>
      <text:p text:style-name="P90">restful, head full, </text:p>
      <text:p text:style-name="P90">a little too thick for this plot. </text:p>
      <text:p text:style-name="P90"/>
      <text:p text:style-name="P90">Is this a new chapter </text:p>
      <text:p text:style-name="P90">Or <text:span text:style-name="T81">are</text:span> my eyes glazed over? </text:p>
      <text:p text:style-name="P90"/>
      <text:p text:style-name="P76"/>
      <text:p text:style-name="P90">Threshold! </text:p>
      <text:p text:style-name="P90">Have my eyes glazed over? </text:p>
      <text:p text:style-name="P90"/>
      <text:p text:style-name="P90">Tipping back like </text:p>
      <text:p text:style-name="P90"><draw:frame text:anchor-type="paragraph" draw:z-index="0" draw:name="Text Frame 1" draw:style-name="gr10" draw:text-style-name="P96" svg:width="0.3421in" svg:height="0.4303in" draw:transform="rotate (0.0162315620435473) translate (0.494444444444444in 0.00416666666666667in)"><draw:text-box><text:p><text:span text:style-name="T100">p</text:span></text:p></draw:text-box></draw:frame><draw:frame text:anchor-type="paragraph" draw:z-index="1" draw:name="Text Frame 2" draw:style-name="gr9" draw:text-style-name="P96" svg:width="0.3421in" svg:height="0.4307in" draw:transform="rotate (-0.22497294058207) translate (0.667361111111111in -0.00138888888888889in)"><draw:text-box><text:p><text:span text:style-name="T100">o</text:span></text:p></draw:text-box></draw:frame><draw:frame text:anchor-type="paragraph" draw:z-index="5" draw:name="Text Frame 10" draw:style-name="gr5" draw:text-style-name="P96" svg:width="0.163in" svg:height="0.3161in" draw:transform="rotate (-0.456054533546119) translate (0.831944444444444in 0.0256944444444444in)"><draw:text-box><text:p><text:span text:style-name="T100">u</text:span></text:p></draw:text-box></draw:frame><draw:frame text:anchor-type="paragraph" draw:z-index="7" draw:name="Text Frame 4" draw:style-name="gr3" draw:text-style-name="P96" svg:width="0.0835in" svg:height="0.2488in" draw:transform="rotate (-0.559552558189382) translate (0.981944444444444in 0.105555555555556in)"><draw:text-box><text:p><text:span text:style-name="T100">r</text:span></text:p></draw:text-box></draw:frame>being..</text:p>
      <text:p text:style-name="P90"><draw:frame text:anchor-type="paragraph" draw:z-index="6" draw:name="Text Frame 3" draw:style-name="gr4" draw:text-style-name="P96" svg:width="0.1969in" svg:height="0.2406in" draw:transform="rotate (-0.845262956740854) translate (1.10069444444444in -0.0875in)"><draw:text-box><text:p><text:span text:style-name="T100">e</text:span></text:p></draw:text-box></draw:frame><draw:frame text:anchor-type="paragraph" draw:z-index="8" draw:name="Text Frame 7" draw:style-name="gr2" draw:text-style-name="P96" svg:width="0.2059in" svg:height="0.2705in" draw:transform="rotate (-1.62141087510273) translate (1.23125in 0.190972222222222in)"><draw:text-box><text:p><text:span text:style-name="T100">d</text:span></text:p></draw:text-box></draw:frame></text:p>
      <text:p text:style-name="P90"><draw:frame text:anchor-type="paragraph" draw:z-index="9" draw:name="Text Frame 9" draw:style-name="gr1" draw:text-style-name="P96" svg:width="0.1807in" svg:height="0.1925in" draw:transform="rotate (-0.22497294058207) translate (1.22013888888889in -0.00138888888888889in)"><draw:text-box><text:p><text:span text:style-name="T100">.</text:span></text:p></draw:text-box></draw:frame></text:p>
      <text:p text:style-name="P90"><draw:frame text:anchor-type="paragraph" draw:z-index="3" draw:name="Text Frame 6" draw:style-name="gr7" draw:text-style-name="P96" svg:width="0.1669in" svg:height="0.2567in" draw:transform="rotate (-0.22497294058207) translate (1.67569444444444in 0.161805555555556in)"><draw:text-box><text:p><text:span text:style-name="T100">t</text:span></text:p></draw:text-box></draw:frame><draw:frame text:anchor-type="paragraph" draw:z-index="10" draw:name="Text Frame 11" draw:style-name="gr1" draw:text-style-name="P96" svg:width="0.1823in" svg:height="0.1925in" draw:transform="rotate (-0.227416401534861) translate (1.21875in -0.0909722222222222in)"><draw:text-box><text:p><text:span text:style-name="T100">.</text:span></text:p></draw:text-box></draw:frame><draw:frame text:anchor-type="paragraph" draw:z-index="11" draw:name="Text Frame 12" draw:style-name="gr1" draw:text-style-name="P96" svg:width="0.1807in" svg:height="0.1925in" draw:transform="rotate (-0.22497294058207) translate (1.22013888888889in 0.1375in)"><draw:text-box><text:p><text:span text:style-name="T100">.</text:span></text:p></draw:text-box></draw:frame><draw:frame text:anchor-type="paragraph" draw:z-index="14" draw:name="Text Frame 15" draw:style-name="gr1" draw:text-style-name="P96" svg:width="0.1807in" svg:height="0.1925in" draw:transform="rotate (-0.22497294058207) translate (1.81805555555556in 0.161805555555556in)"><draw:text-box><text:p><text:span text:style-name="T100">.</text:span></text:p></draw:text-box></draw:frame><draw:frame text:anchor-type="paragraph" draw:z-index="15" draw:name="Text Frame 16" draw:style-name="gr1" draw:text-style-name="P96" svg:width="0.1807in" svg:height="0.1925in" draw:transform="rotate (-0.22497294058207) translate (1.37638888888889in 0.161805555555556in)"><draw:text-box><text:p><text:span text:style-name="T100">.</text:span></text:p></draw:text-box></draw:frame><draw:frame text:anchor-type="paragraph" draw:z-index="17" draw:name="Text Frame 18" draw:style-name="gr1" draw:text-style-name="P96" svg:width="0.1807in" svg:height="0.1925in" draw:transform="rotate (-0.22497294058207) translate (0.854166666666667in 0.185416666666667in)"><draw:text-box><text:p><text:span text:style-name="T100">.</text:span></text:p></draw:text-box></draw:frame></text:p>
      <text:p text:style-name="P90"><draw:frame text:anchor-type="paragraph" draw:z-index="2" draw:name="Text Frame 5" draw:style-name="gr8" draw:text-style-name="P96" svg:width="0.1406in" svg:height="0.3004in" draw:transform="rotate (1.06325458031495) translate (1.10416666666667in 0.290972222222222in)"><draw:text-box><text:p><text:span text:style-name="T100">u</text:span></text:p></draw:text-box></draw:frame><draw:frame text:anchor-type="paragraph" draw:z-index="4" draw:name="Text Frame 8" draw:style-name="gr6" draw:text-style-name="P96" svg:width="0.1878in" svg:height="0.2748in" draw:transform="rotate (-1.21911248251804) translate (0.797222222222222in -0.00277777777777778in)"><draw:text-box><text:p><text:span text:style-name="T100">o</text:span></text:p></draw:text-box></draw:frame><draw:frame text:anchor-type="paragraph" draw:z-index="12" draw:name="Text Frame 13" draw:style-name="gr1" draw:text-style-name="P96" svg:width="0.1807in" svg:height="0.1925in" draw:transform="rotate (-0.22497294058207) translate (0.7875in 0.167361111111111in)"><draw:text-box><text:p><text:span text:style-name="T100">.</text:span></text:p></draw:text-box></draw:frame><draw:frame text:anchor-type="paragraph" draw:z-index="13" draw:name="Text Frame 14" draw:style-name="gr1" draw:text-style-name="P96" svg:width="0.1807in" svg:height="0.1925in" draw:transform="rotate (-0.22497294058207) translate (1.44305555555556in 0.0479166666666667in)"><draw:text-box><text:p><text:span text:style-name="T100">.</text:span></text:p></draw:text-box></draw:frame><draw:frame text:anchor-type="paragraph" draw:z-index="16" draw:name="Text Frame 17" draw:style-name="gr1" draw:text-style-name="P96" svg:width="0.1807in" svg:height="0.1925in" draw:transform="rotate (-0.22497294058207) translate (1.66180555555556in 0.13125in)"><draw:text-box><text:p><text:span text:style-name="T100">.</text:span></text:p></draw:text-box></draw:frame><draw:frame text:anchor-type="paragraph" draw:z-index="18" draw:name="Text Frame 19" draw:style-name="gr1" draw:text-style-name="P96" svg:width="0.1807in" svg:height="0.1925in" draw:transform="rotate (-0.22497294058207) translate (1.07291666666667in -0.00277777777777778in)"><draw:text-box><text:p><text:span text:style-name="T100">.</text:span></text:p></draw:text-box></draw:frame><draw:frame text:anchor-type="paragraph" draw:z-index="19" draw:name="Text Frame 20" draw:style-name="gr1" draw:text-style-name="P96" svg:width="0.1807in" svg:height="0.1925in" draw:transform="rotate (-0.22497294058207) translate (0.521527777777778in 0.0402777777777778in)"><draw:text-box><text:p><text:span text:style-name="T100">.</text:span></text:p></draw:text-box></draw:frame><draw:frame text:anchor-type="paragraph" draw:z-index="20" draw:name="Text Frame 21" draw:style-name="gr1" draw:text-style-name="P96" svg:width="0.1807in" svg:height="0.1925in" draw:transform="rotate (-0.22497294058207) translate (1.81805555555556in 0.0722222222222222in)"><draw:text-box><text:p><text:span text:style-name="T100">.</text:span></text:p></draw:text-box></draw:frame><draw:frame text:anchor-type="paragraph" draw:z-index="21" draw:name="Text Frame 22" draw:style-name="gr1" draw:text-style-name="P96" svg:width="0.1807in" svg:height="0.1925in" draw:transform="rotate (-0.22497294058207) translate (0.928472222222222in -0.00277777777777778in)"><draw:text-box><text:p><text:span text:style-name="T100">.</text:span></text:p></draw:text-box></draw:frame></text:p>
      <text:p text:style-name="P90"/>
      <text:p text:style-name="P90">Bang! Heart rang. </text:p>
      <text:p text:style-name="P90">Maybe my ears perked up? </text:p>
      <text:p text:style-name="P90"/>
      <text:p text:style-name="P90">I wish you could tell me. </text:p>
      <text:p text:style-name="P38"/>
      <text:p text:style-name="P38"/>
      <text:p text:style-name="P38"/>
      <text:p text:style-name="P38"/>
      <text:p text:style-name="P38"><text:span text:style-name="T3"/></text:p>
      <text:p text:style-name="P38"><text:span text:style-name="T3"/></text:p>
      <text:p text:style-name="P38"><text:span text:style-name="T3"/></text:p>
      <text:p text:style-name="P48"/>
      <text:p text:style-name="P22"><text:soft-page-break/>Untitled</text:p>
      <text:p text:style-name="P4">I <text:span text:style-name="T9">liv</text:span>e a<text:span text:style-name="T9">m</text:span>ong the jagged rocks of a cliff braced against the sea</text:p>
      <text:p text:style-name="P6"><text:span text:style-name="T7">feasting</text:span> on <text:span text:style-name="T7">the</text:span> <text:span text:style-name="T5">bodies of </text:span><text:span text:style-name="T7">countless </text:span>corpses underneath. </text:p>
      <text:p text:style-name="P6"><text:span text:style-name="T10">T</text:span>he love of moonlight glimmer<text:span text:style-name="T5">s</text:span>, but fate is not so sweet </text:p>
      <text:p text:style-name="P6"><text:span text:style-name="T10">a</text:span>s the <text:span text:style-name="T6">d</text:span>ull fog of anhedonia, and the bounty <text:span text:style-name="T11">she </text:span>bequeaths. </text:p>
      <text:p text:style-name="P6"/>
      <text:p text:style-name="P7">The swell<text:span text:style-name="T8">ing of the ocean is</text:span> the breat<text:span text:style-name="T8">hing</text:span> of a beast, </text:p>
      <text:p text:style-name="P8"><text:span text:style-name="T10">u</text:span>n<text:span text:style-name="T23">aware it’s </text:span>ending lives just rolling in its sleep.</text:p>
      <text:p text:style-name="P8">But like the planet’s blood its warm embraces greet </text:p>
      <text:p text:style-name="P9">The iron in your flesh and the oxygen you release.</text:p>
      <text:p text:style-name="P9"/>
      <text:p text:style-name="P10">And as <text:span text:style-name="T59">the</text:span> mind unravels <text:span text:style-name="T59">the</text:span> body turns <text:span text:style-name="T90">in</text:span>to brine </text:p>
      <text:p text:style-name="P10"><text:span text:style-name="T59">dispersing </text:span><text:span text:style-name="T60">to</text:span><text:span text:style-name="T59"> the waves of a world that </text:span><text:span text:style-name="T66">can’t be</text:span><text:span text:style-name="T59"> mine. </text:span></text:p>
      <text:p text:style-name="P11">And after countless jumps, I have become the sea </text:p>
      <text:p text:style-name="P11">contoured to every crevice of this monster, its grief, and me. 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75">Old Farmer’s Almanac</text:p>
      <text:p text:style-name="P71">pattering on the window </text:p>
      <text:p text:style-name="P94">a gentle feb<text:span text:style-name="T98">r</text:span>uary rain asks <text:span text:style-name="T94">to </text:span>come in </text:p>
      <text:p text:style-name="P94">crisp but not cold </text:p>
      <text:p text:style-name="P94">and ever so polite </text:p>
      <text:p text:style-name="P94"/>
      <text:p text:style-name="P94">birds hunker down </text:p>
      <text:p text:style-name="P94">and release gentle cheeps </text:p>
      <text:p text:style-name="P94">in protest to their ruffled feathers </text:p>
      <text:p text:style-name="P94">march is at it's cusp </text:p>
      <text:p text:style-name="P94"/>
      <text:p text:style-name="P94">and the worms have started to riddle the moon </text:p>
      <text:p text:style-name="P94">what questions they ask? </text:p>
      <text:p text:style-name="P94">and at what price? </text:p>
      <text:p text:style-name="P94"/>
      <text:p text:style-name="P94">Do these blind little tracts </text:p>
      <text:p text:style-name="P94">ingest the earth to feed the life on it. </text:p>
      <text:p text:style-name="P94"/>
      <text:p text:style-name="P94">their tract passes with our heads down </text:p>
      <text:p text:style-name="P94">to witness the dirt broken by a thousand flowers </text:p>
      <text:p text:style-name="P94">the birds are flying again </text:p>
      <text:p text:style-name="P94">and the moon showers pink </text:p>
      <text:p text:style-name="P94"><text:soft-page-break/></text:p>
      <text:p text:style-name="P94">dew drops, delicately oh so delicately, </text:p>
      <text:p text:style-name="P94">coruscate, and a million more buds <text:span text:style-name="T95">compound </text:span></text:p>
      <text:p text:style-name="P94">each pearl, a strawberry, content in it's own world </text:p>
      <text:p text:style-name="P94">and complete<text:span text:style-name="T94">ly</text:span> transparent </text:p>
      <text:p text:style-name="P94"/>
      <text:p text:style-name="P94">the bucks face straight ahead </text:p>
      <text:p text:style-name="P94">regal in how they crad<text:span text:style-name="T95">le</text:span> their budding horns </text:p>
      <text:p text:style-name="P93">sturgeon swarm the lakes, as if on vacation </text:p>
      <text:p text:style-name="P93">and the humans realize it is time to <text:span text:style-name="T94">harvest </text:span></text:p>
      <text:p text:style-name="P93"/>
      <text:p text:style-name="P93">the farmer’s sickle wanes the moon </text:p>
      <text:p text:style-name="P93"><text:span text:style-name="T96">the </text:span>hunters <text:span text:style-name="T97">shoulder</text:span> their guns </text:p>
      <text:p text:style-name="P95">The beavers shut their doors</text:p>
      <text:p text:style-name="P93">and the moon grows distant and cold </text:p>
      <text:p text:style-name="P93"/>
      <text:p text:style-name="P93">the wolves cry for it to return </text:p>
      <text:p text:style-name="P93">but it only weeps </text:p>
      <text:p text:style-name="P92">in sorrow</text:p>
      <text:p text:style-name="P92">and then in guilt </text:p>
      <text:p text:style-name="P92"/>
      <text:p text:style-name="P92">Until it wastes away for the worms again </text:p>
      <text:p text:style-name="P24">Where the bow meets the land.</text:p>
      <text:p text:style-name="P46">The sun sits ample on its ocean throne </text:p>
      <text:p text:style-name="P77">Lay down your oars to paddle </text:p>
      <text:p text:style-name="P77">Over placid corral rone </text:p>
      <text:p text:style-name="P77">The world is fitted to its saddle </text:p>
      <text:p text:style-name="P70"/>
      <text:p text:style-name="P70">The North Star appeared above </text:p>
      <text:p text:style-name="P70">I felt my mind grow mellow </text:p>
      <text:p text:style-name="P70">Grant me a forge oh god </text:p>
      <text:p text:style-name="P70">To bend and strike and bellow </text:p>
      <text:p text:style-name="P70"/>
      <text:p text:style-name="P70">Lay down my love and follow </text:p>
      <text:p text:style-name="P70"/>
      <text:p text:style-name="P70">The sun closed its weary eye </text:p>
      <text:p text:style-name="P70">And I cradled the past so shallow </text:p>
      <text:p text:style-name="P70">The wind released a single sigh </text:p>
      <text:p text:style-name="P70">And the water wrinkled, sallow </text:p>
      <text:p text:style-name="P70"/>
      <text:p text:style-name="P70"/>
      <text:p text:style-name="P70"/>
      <text:p text:style-name="P70"/>
      <text:p text:style-name="P70"><text:soft-page-break/></text:p>
      <text:p text:style-name="P70">The constellations blinked above </text:p>
      <text:p text:style-name="P70">Until their teary eyes grew hollow </text:p>
      <text:p text:style-name="P70">The land released a snow white dove </text:p>
      <text:p text:style-name="P70">When we found our grief could swallow </text:p>
      <text:p text:style-name="P70"/>
      <text:p text:style-name="P70">Lay down your love and follow</text:p>
      <text:p text:style-name="P70"/>
      <text:p text:style-name="P70"/>
      <text:p text:style-name="P70"/>
      <text:p text:style-name="P68"><text:span text:style-name="T38"/></text:p>
      <text:p text:style-name="P47"/>
      <text:p text:style-name="P18">When your words come full circle</text:p>
      <text:p text:style-name="P33">Why do the fish swim </text:p>
      <text:p text:style-name="P33"><text:span text:style-name="T37">t</text:span>o their <text:span text:style-name="T24">nest</text:span>ing ground? How </text:p>
      <text:p text:style-name="P33"><text:span text:style-name="T37">d</text:span>o the birds know </text:p>
      <text:p text:style-name="P33"><text:span text:style-name="T37">w</text:span>here to migrate when it’s cold? </text:p>
      <text:p text:style-name="P33"/>
      <text:p text:style-name="P33">Maybe the fish are like “that </text:p>
      <text:p text:style-name="P33"><text:span text:style-name="T37">D</text:span>irection smells nice.” </text:p>
      <text:p text:style-name="P33">And the birds look at the horizon and think “the sun</text:p>
      <text:p text:style-name="P5"><text:span text:style-name="T41">w</text:span><text:span text:style-name="T42">ould look much nicer just a little to the right.”</text:span></text:p>
      <text:p text:style-name="P44"/>
      <text:p text:style-name="P17">Last mile from the yellow line</text:p>
      <text:p text:style-name="P34">Freshly laid off but tinged with bed sweats </text:p>
      <text:p text:style-name="P34"><text:span text:style-name="T12">a</text:span> young man thinks about getting up,</text:p>
      <text:p text:style-name="P34">11<text:span text:style-name="T1">am</text:span> light streams through the window</text:p>
      <text:p text:style-name="P34">the sun’s silhouette is angled to be just barely hidden behind <text:span text:style-name="T12">its</text:span> frame, </text:p>
      <text:p text:style-name="P34">daring him to buy black out curtains. </text:p>
      <text:p text:style-name="P34">He sits up. Checks his bank account.</text:p>
      <text:p text:style-name="P34">Incredibly the deposit is there just like the law said it would be. </text:p>
      <text:p text:style-name="P34"/>
      <text:p text:style-name="P34">He was laid off <text:span text:style-name="T83">two </text:span>weeks ago.</text:p>
      <text:p text:style-name="P34">Replaced by automation. A government mandate says </text:p>
      <text:p text:style-name="P34">workers laid off by automation will be paid their salary indefinitely. </text:p>
      <text:p text:style-name="P34">It seems the job is indefinitely gone. He doesn’t miss it. </text:p>
      <text:p text:style-name="P34">He was a resume building term for a box lifter. </text:p>
      <text:p text:style-name="P34"/>
      <text:p text:style-name="P34">Still he’s unsure what to do, so he looks through his phone. </text:p>
      <text:p text:style-name="P34">The news talks about doctors, lawyers and computer scientists </text:p>
      <text:p text:style-name="P34"><text:span text:style-name="T12">b</text:span>eing the only professions left. </text:p>
      <text:p text:style-name="P34">He can’t tell <text:span text:style-name="T88">whether</text:span> the writer is happy about that or not.</text:p>
      <text:p text:style-name="P34">Either way it seems that hallucinating isn’t disqualifying. </text:p>
      <text:p text:style-name="P34">He wishes he knew <text:span text:style-name="T13">that </text:span>when he was on the job. </text:p>
      <text:p text:style-name="P34">He looks through his goody bag. </text:p>
      <text:p text:style-name="P34">Drugs are surprisingly cheap <text:span text:style-name="T12">in the age of AI. </text:span></text:p>
      <text:p text:style-name="P34"><text:soft-page-break/></text:p>
      <text:p text:style-name="P34">LSD. Vyvanse. Ketamine. </text:p>
      <text:p text:style-name="P34">He hasn’t even eaten yet. </text:p>
      <text:p text:style-name="P34"/>
      <text:p text:style-name="P34">There’s an empty box of Happy-Os in the cupboard. Damn. </text:p>
      <text:p text:style-name="P34">Again the phone. He can get some drone <text:span text:style-name="T12">dropped</text:span>. </text:p>
      <text:p text:style-name="P61"><text:span text:style-name="T14">The marketing team was not ready for the layoff memes that started.</text:span> </text:p>
      <text:p text:style-name="P34"><text:span text:style-name="T47">He</text:span> ha<text:span text:style-name="T15">d</text:span>n’t left the house this wee<text:span text:style-name="T15">k</text:span> so he put <text:span text:style-name="T15">on</text:span> his shoes. </text:p>
      <text:p text:style-name="P34"><text:span text:style-name="T12">The brightness on</text:span> the street <text:span text:style-name="T12">raises</text:span> him a little, </text:p>
      <text:p text:style-name="P34"><text:span text:style-name="T12">and he glance</text:span><text:span text:style-name="T15">d</text:span><text:span text:style-name="T12"> into the sun just to sear that awake into his eyes.</text:span></text:p>
      <text:p text:style-name="P34">The HOA’<text:span text:style-name="T15">s </text:span>self driving lawn mowers <text:span text:style-name="T47">were</text:span><text:span text:style-name="T15"> a cacophony, </text:span></text:p>
      <text:p text:style-name="P34"><text:span text:style-name="T15">and they’re</text:span> work<text:span text:style-name="T56">ed</text:span> a little more than they’re <text:span text:style-name="T15">actually </text:span>needed. </text:p>
      <text:p text:style-name="P34"><text:span text:style-name="T15">They play him to the sidewalk where a </text:span>billboard <text:span text:style-name="T15">pulls up and opens the door to his bus. </text:span></text:p>
      <text:p text:style-name="P34"><text:span text:style-name="T15">I</text:span><text:span text:style-name="T13">t</text:span><text:span text:style-name="T15"> peeves him a little that </text:span>it <text:span text:style-name="T15">obscure</text:span><text:span text:style-name="T47">s </text:span>his view <text:span text:style-name="T15">of the passing world</text:span>. </text:p>
      <text:p text:style-name="P34"/>
      <text:p text:style-name="P34"><text:span text:style-name="T15">On the other hand the lack of distraction </text:span>gives him time to <text:span text:style-name="T15">plan</text:span> next steps. </text:p>
      <text:p text:style-name="P34">Retraining? He still has the years for it. </text:p>
      <text:p text:style-name="P34">And <text:span text:style-name="T88">he’s like to think </text:span>the brain. But also the sense to leave five years plus of schooling alone. </text:p>
      <text:p text:style-name="P34">Travel is an option. Might pair nicely with the drugs. </text:p>
      <text:p text:style-name="P34"/>
      <text:p text:style-name="P34">Though he’s not sure who he’d travel with. </text:p>
      <text:p text:style-name="P34">He thinks about his hobbies. He doesn’t have any. </text:p>
      <text:p text:style-name="P34">Some reality <text:span text:style-name="T16">TV</text:span> <text:span text:style-name="T16">was</text:span> the most he was able to fit in between shifts and everything else. </text:p>
      <text:p text:style-name="P34">He never thought 40 hours of free time would be a problem. </text:p>
      <text:p text:style-name="P34"/>
      <text:p text:style-name="P34">Stepping off the bus he could see the grocery. </text:p>
      <text:p text:style-name="P34">Ports for autonomous delivery carts opened directly into the store. </text:p>
      <text:p text:style-name="P34">It was <text:span text:style-name="T88">brimm</text:span>ing with activity. </text:p>
      <text:p text:style-name="P34">But in terms of humans it was pretty dead. </text:p>
      <text:p text:style-name="P34">The isles had been <text:span text:style-name="T16">contracted</text:span> to make room for conveyor belt<text:span text:style-name="T16">s. </text:span></text:p>
      <text:p text:style-name="P62">They sat between the isles and little boots would kick the product off the back of the shelves. </text:p>
      <text:p text:style-name="P34"><text:span text:style-name="T16">Sort of </text:span><text:span text:style-name="T17">like</text:span> <text:span text:style-name="T16">a </text:span>vending machine, <text:span text:style-name="T17">bu</text:span><text:span text:style-name="T16">t you could walk in it. </text:span></text:p>
      <text:p text:style-name="P64">Humans would have appreciated FIFO being so easy. </text:p>
      <text:p text:style-name="P34">A few polite drones buzzed about with their reacher grabbers <text:span text:style-name="T86">searching </text:span>for any stray pick ups. </text:p>
      <text:p text:style-name="P34"><text:span text:style-name="T17">Flying</text:span> close to the warehouse ceiling you could hear the<text:span text:style-name="T56">ir </text:span>gears <text:span text:style-name="T56">shift,</text:span><text:span text:style-name="T47"> </text:span></text:p>
      <text:p text:style-name="P41"><text:span text:style-name="T56">d</text:span>own,</text:p>
      <text:p text:style-name="P34"><text:span text:style-name="T47">and t</text:span>hen up again. </text:p>
      <text:p text:style-name="P34"><text:span text:style-name="T17">S</text:span>igns <text:span text:style-name="T17">warn</text:span><text:span text:style-name="T86">ed</text:span><text:span text:style-name="T17"> </text:span><text:span text:style-name="T56">that </text:span><text:span text:style-name="T17">the</text:span> store <text:span text:style-name="T56">was</text:span><text:span text:style-name="T17"> closing </text:span>to in person shopping,</text:p>
      <text:p text:style-name="P34">looking around, it ma<text:span text:style-name="T86">de </text:span>sense,</text:p>
      <text:p text:style-name="P58"><text:soft-page-break/></text:p>
      <text:p text:style-name="P58">the store <text:span text:style-name="T56">was</text:span> difficult to get to because of the zoning laws. </text:p>
      <text:p text:style-name="P34"/>
      <text:p text:style-name="P34">A beep played on the intercom and all the robots in unison announce <text:span text:style-name="T16">a little jingle </text:span></text:p>
      <text:p text:style-name="P34"><text:span text:style-name="T16">followed by</text:span> “<text:span text:style-name="T17">happy</text:span> to serve!” </text:p>
      <text:p text:style-name="P34">Surely corporate’<text:span text:style-name="T47">s</text:span> idea. He waved to <text:span text:style-name="T17">one of the gnats</text:span>. </text:p>
      <text:p text:style-name="P34">It flew down and <text:span text:style-name="T17">in a </text:span>voice that wasn’t uncanny said “<text:span text:style-name="T17">How can I help you</text:span>?” </text:p>
      <text:p text:style-name="P34">“<text:span text:style-name="T47">I need breakfast</text:span>.” The drone <text:span text:style-name="T16">swiveled</text:span> and started <text:span text:style-name="T16">off</text:span>. </text:p>
      <text:p text:style-name="P34"><text:span text:style-name="T47">Snide</text:span><text:span text:style-name="T16">ly</text:span> he sped up and slowed down his pace. The drone matched it perfectly. </text:p>
      <text:p text:style-name="P34">Very responsive. <text:span text:style-name="T16">A few steps of</text:span> salsa, <text:span text:style-name="T16">and suddenly two were tangoing. </text:span></text:p>
      <text:p text:style-name="P34"><text:span text:style-name="T16">Even better, t</text:span>here was no one to feel self conscious in front of. </text:p>
      <text:p text:style-name="P35">At the <text:span text:style-name="T56">breakfast isle he pointed to a box of </text:span>Happy-Os </text:p>
      <text:p text:style-name="P35"><text:span text:style-name="T56">and</text:span> the drone <text:span text:style-name="T17">buzzed off to the </text:span>check out line <text:span text:style-name="T56">with it in it’s </text:span>reacher grabber. </text:p>
      <text:p text:style-name="P34"/>
      <text:p text:style-name="P34"><text:span text:style-name="T17">The guy didn’t even have to follow. </text:span><text:span text:style-name="T18">He w</text:span>alk<text:span text:style-name="T18">ed</text:span> straight to the door. </text:p>
      <text:p text:style-name="P34">The building saw his face on the way in and the payment was already processing. </text:p>
      <text:p text:style-name="P34"><text:span text:style-name="T47">The system </text:span><text:span text:style-name="T88">had </text:span>led to a dramatic cut in petty theft</text:p>
      <text:p text:style-name="P34"/>
      <text:p text:style-name="P34"/>
      <text:p text:style-name="P34"><text:span text:style-name="T19">a</text:span>nd a few shocked expressions when people saw the bill for what they had stolen. </text:p>
      <text:p text:style-name="P34"><text:span text:style-name="T18">The w</text:span>alk back to the <text:span text:style-name="T18">street</text:span> <text:span text:style-name="T18">was barely an incline, and t</text:span>he bus was already there. </text:p>
      <text:p text:style-name="P34"><text:span text:style-name="T18">By connecting your</text:span> location to the department of transportation <text:span text:style-name="T19">you could call it to you. </text:span></text:p>
      <text:p text:style-name="P34"><text:span text:style-name="T18">They</text:span> even store<text:span text:style-name="T56">d</text:span> <text:span text:style-name="T18">addresses</text:span> of your choosing for easy last mile transit. </text:p>
      <text:p text:style-name="P34"/>
      <text:p text:style-name="P34"><text:span text:style-name="T18">The ad on this bus was f</text:span>or Norton, </text:p>
      <text:p text:style-name="P34"><text:span text:style-name="T4">T</text:span>hey’re offering a service which scans the dark web for your email address. </text:p>
      <text:p text:style-name="P34">The tag line is, “do you know who has your data?” Next to a hooded figure. </text:p>
      <text:p text:style-name="P34">Thinking about it, he had sort of lost count. </text:p>
      <text:p text:style-name="P34"><text:span text:style-name="T18">The ad </text:span><text:span text:style-name="T56">prick</text:span><text:span text:style-name="T19">ed</text:span><text:span text:style-name="T18"> his concern though</text:span>, the<text:span text:style-name="T19">y’re</text:span><text:span text:style-name="T18"> better </text:span>target<text:span text:style-name="T19">ed</text:span> <text:span text:style-name="T19">than they used to be</text:span><text:span text:style-name="T18">.</text:span> </text:p>
      <text:p text:style-name="P34"/>
      <text:p text:style-name="P34"><text:span text:style-name="T18">S</text:span><text:span text:style-name="T4">tepping </text:span><text:span text:style-name="T19">directly onto his driveway from</text:span><text:span text:style-name="T4"> the bus, </text:span>h<text:span text:style-name="T47">e unlocked his </text:span>door<text:span text:style-name="T19"> with </text:span><text:span text:style-name="T4">his palm print</text:span>. </text:p>
      <text:p text:style-name="P34"><text:span text:style-name="T19">G</text:span>rocer<text:span text:style-name="T47">ies</text:span> <text:span text:style-name="T19">placed </text:span>on the table, <text:span text:style-name="T47">he </text:span>made himself a bowl of Happy-Os. </text:p>
      <text:p text:style-name="P34">Today was feeling like a <text:span text:style-name="T4">K</text:span>etamine day.</text:p>
      <text:p text:style-name="P17"><text:span text:style-name="T2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khan" svg:font-family="Likh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2" fo:column-gap="0.4402in">
          <style:column style:rel-width="32767*" fo:start-indent="0in" fo:end-indent="0.2201in"/>
          <style:column style:rel-width="32768*" fo:start-indent="0.220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2T08:27:56.436566483</meta:creation-date>
    <meta:editing-duration>P18DT14H28M34S</meta:editing-duration>
    <meta:editing-cycles>53</meta:editing-cycles>
    <meta:generator>LibreOffice/24.2.7.2$Linux_X86_64 LibreOffice_project/420$Build-2</meta:generator>
    <dc:date>2025-08-05T11:18:32.010438976</dc:date>
    <meta:print-date>2025-07-07T09:22:25.853422445</meta:print-date>
    <meta:printed-by>PDF files</meta:printed-by>
    <meta:document-statistic meta:table-count="0" meta:image-count="0" meta:object-count="0" meta:page-count="16" meta:paragraph-count="422" meta:word-count="3136" meta:character-count="16758" meta:non-whitespace-character-count="13691"/>
  </office:meta>
</office:document-meta>
</file>